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5154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1.6083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651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dee7e5"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42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2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dee7e5"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42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2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name-complex="Arial Unicode M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near_costs_fixed_resources_timing_experiment_results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 table:style-name="ce13" office:value-type="string" calcext:value-type="string">
            <text:p>Scheduler_Name</text:p>
          </table:table-cell>
          <table:table-cell table:style-name="ce16" office:value-type="string" calcext:value-type="string">
            <text:p>Num_Tasks</text:p>
          </table:table-cell>
          <table:table-cell table:style-name="ce16" office:value-type="string" calcext:value-type="string">
            <text:p>Num_Resources</text:p>
          </table:table-cell>
          <table:table-cell table:style-name="ce16" office:value-type="string" calcext:value-type="string">
            <text:p>Execution_Time</text:p>
          </table:table-cell>
        </table:table-row>
        <table:table-row table:style-name="ro1">
          <table:table-cell table:style-name="ce14"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69268400815781" calcext:value-type="float">
            <text:p>0.0066926840081578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70048198662698" calcext:value-type="float">
            <text:p>0.0067004819866269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70375100162346" calcext:value-type="float">
            <text:p>0.0067037510016234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78287500340957" calcext:value-type="float">
            <text:p>0.0067828750034095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78723599412479" calcext:value-type="float">
            <text:p>0.0067872359941247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80462300078943" calcext:value-type="float">
            <text:p>0.0068046230007894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81422000343446" calcext:value-type="float">
            <text:p>0.0068142200034344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82558499102015" calcext:value-type="float">
            <text:p>0.0068255849910201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88678199367132" calcext:value-type="float">
            <text:p>0.0068867819936713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94640699657612" calcext:value-type="float">
            <text:p>0.0069464069965761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97509599558543" calcext:value-type="float">
            <text:p>0.0069750959955854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99192800675519" calcext:value-type="float">
            <text:p>0.0069919280067551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699335099488962" calcext:value-type="float">
            <text:p>0.0069933509948896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705134800227825" calcext:value-type="float">
            <text:p>0.0070513480022782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707164600316901" calcext:value-type="float">
            <text:p>0.0070716460031690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707253599830437" calcext:value-type="float">
            <text:p>0.0070725359983043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707482000871096" calcext:value-type="float">
            <text:p>0.0070748200087109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711010400846135" calcext:value-type="float">
            <text:p>0.0071101040084613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736623100237921" calcext:value-type="float">
            <text:p>0.0073662310023792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779738900018856" calcext:value-type="float">
            <text:p>0.0077973890001885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5935480027692" calcext:value-type="float">
            <text:p>0.012593548002769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6979329943424" calcext:value-type="float">
            <text:p>0.012697932994342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7214229869423" calcext:value-type="float">
            <text:p>0.012721422986942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769542998285" calcext:value-type="float">
            <text:p>0.01276954299828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798103998648" calcext:value-type="float">
            <text:p>0.01279810399864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8609740058891" calcext:value-type="float">
            <text:p>0.012860974005889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8926600009436" calcext:value-type="float">
            <text:p>0.012892660000943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905445008073" calcext:value-type="float">
            <text:p>0.01290544500807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908056989545" calcext:value-type="float">
            <text:p>0.01290805698954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9298280080548" calcext:value-type="float">
            <text:p>0.012929828008054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9328989860369" calcext:value-type="float">
            <text:p>0.012932898986036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29627370042726" calcext:value-type="float">
            <text:p>0.012962737004272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3062603000435" calcext:value-type="float">
            <text:p>0.01306260300043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31722880032612" calcext:value-type="float">
            <text:p>0.013172288003261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32376969995676" calcext:value-type="float">
            <text:p>0.013237696999567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33014559978619" calcext:value-type="float">
            <text:p>0.013301455997861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3365115999477" calcext:value-type="float">
            <text:p>0.01336511599947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33952030009823" calcext:value-type="float">
            <text:p>0.013395203000982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40607920038747" calcext:value-type="float">
            <text:p>0.014060792003874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145530500012683" calcext:value-type="float">
            <text:p>0.014553050001268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86201670003356" calcext:value-type="float">
            <text:p>0.018620167000335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87111499981256" calcext:value-type="float">
            <text:p>0.018711149998125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87548250105465" calcext:value-type="float">
            <text:p>0.018754825010546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88861479982734" calcext:value-type="float">
            <text:p>0.018886147998273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89858910016483" calcext:value-type="float">
            <text:p>0.018985891001648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89968790073181" calcext:value-type="float">
            <text:p>0.018996879007318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90327769960277" calcext:value-type="float">
            <text:p>0.019032776996027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90528569946764" calcext:value-type="float">
            <text:p>0.019052856994676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90795789967524" calcext:value-type="float">
            <text:p>0.019079578996752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92023590061581" calcext:value-type="float">
            <text:p>0.019202359006158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92120900028385" calcext:value-type="float">
            <text:p>0.019212090002838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92880569957197" calcext:value-type="float">
            <text:p>0.019288056995719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95210489910096" calcext:value-type="float">
            <text:p>0.019521048991009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95744460070273" calcext:value-type="float">
            <text:p>0.019574446007027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198446650028927" calcext:value-type="float">
            <text:p>0.019844665002892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00889059924521" calcext:value-type="float">
            <text:p>0.020088905992452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09841930045513" calcext:value-type="float">
            <text:p>0.020984193004551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10198040003888" calcext:value-type="float">
            <text:p>0.021019804000388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16114770009881" calcext:value-type="float">
            <text:p>0.021611477000988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21004219929455" calcext:value-type="float">
            <text:p>0.022100421992945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2751439946005" calcext:value-type="float">
            <text:p>0.02427514399460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2988289974164" calcext:value-type="float">
            <text:p>0.024298828997416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4241160107777" calcext:value-type="float">
            <text:p>0.024424116010777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5274240005529" calcext:value-type="float">
            <text:p>0.024527424000552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5294400083367" calcext:value-type="float">
            <text:p>0.024529440008336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6128440048778" calcext:value-type="float">
            <text:p>0.024612844004877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6704239980318" calcext:value-type="float">
            <text:p>0.024670423998031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6709000057308" calcext:value-type="float">
            <text:p>0.024670900005730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7251550026704" calcext:value-type="float">
            <text:p>0.024725155002670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74786399398" calcext:value-type="float">
            <text:p>0.0247478639939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7912409977289" calcext:value-type="float">
            <text:p>0.024791240997728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48168260004604" calcext:value-type="float">
            <text:p>0.024816826000460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50725570076611" calcext:value-type="float">
            <text:p>0.025072557007661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53021590033313" calcext:value-type="float">
            <text:p>0.025302159003331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53321250056615" calcext:value-type="float">
            <text:p>0.025332125005661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5349167000968" calcext:value-type="float">
            <text:p>0.02534916700096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55129739962285" calcext:value-type="float">
            <text:p>0.025512973996228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55255749943899" calcext:value-type="float">
            <text:p>0.025525574994389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0867200122448" calcext:value-type="float">
            <text:p>0.026086720012244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1144349933602" calcext:value-type="float">
            <text:p>0.026114434993360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1668309976812" calcext:value-type="float">
            <text:p>0.026166830997681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2316219741479" calcext:value-type="float">
            <text:p>0.026231621974147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3123610056937" calcext:value-type="float">
            <text:p>0.026312361005693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3137550209649" calcext:value-type="float">
            <text:p>0.026313755020964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320142991608" calcext:value-type="float">
            <text:p>0.02632014299160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3231860008091" calcext:value-type="float">
            <text:p>0.026323186000809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3442099967506" calcext:value-type="float">
            <text:p>0.026344209996750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3479790010024" calcext:value-type="float">
            <text:p>0.026347979001002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3514899997972" calcext:value-type="float">
            <text:p>0.026351489999797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4027279918082" calcext:value-type="float">
            <text:p>0.026402727991808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4277730020694" calcext:value-type="float">
            <text:p>0.026427773002069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4340870053275" calcext:value-type="float">
            <text:p>0.026434087005327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4541429933161" calcext:value-type="float">
            <text:p>0.026454142993316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4684309950098" calcext:value-type="float">
            <text:p>0.026468430995009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4907850068994" calcext:value-type="float">
            <text:p>0.026490785006899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043580147903" calcext:value-type="float">
            <text:p>0.026504358014790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098200034117" calcext:value-type="float">
            <text:p>0.026509820003411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14772005612" calcext:value-type="float">
            <text:p>0.02651477200561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156009991188" calcext:value-type="float">
            <text:p>0.026515600999118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241279848851" calcext:value-type="float">
            <text:p>0.026524127984885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251350065228" calcext:value-type="float">
            <text:p>0.026525135006522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360579942353" calcext:value-type="float">
            <text:p>0.026536057994235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373520087451" calcext:value-type="float">
            <text:p>0.026537352008745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425149991643" calcext:value-type="float">
            <text:p>0.026542514999164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460439841263" calcext:value-type="float">
            <text:p>0.026546043984126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491780010052" calcext:value-type="float">
            <text:p>0.026549178001005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524809947237" calcext:value-type="float">
            <text:p>0.026552480994723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548750030575" calcext:value-type="float">
            <text:p>0.026554875003057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561400156003" calcext:value-type="float">
            <text:p>0.026556140015600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574929944705" calcext:value-type="float">
            <text:p>0.026557492994470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660389850382" calcext:value-type="float">
            <text:p>0.026566038985038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702000033343" calcext:value-type="float">
            <text:p>0.026570200003334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720819879789" calcext:value-type="float">
            <text:p>0.026572081987978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737539884867" calcext:value-type="float">
            <text:p>0.026573753988486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845810063183" calcext:value-type="float">
            <text:p>0.026584581006318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862820087932" calcext:value-type="float">
            <text:p>0.026586282008793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941389952786" calcext:value-type="float">
            <text:p>0.026594138995278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5945900027873" calcext:value-type="float">
            <text:p>0.026594590002787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021710122004" calcext:value-type="float">
            <text:p>0.026602171012200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039620037191" calcext:value-type="float">
            <text:p>0.026603962003719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20823002304" calcext:value-type="float">
            <text:p>0.02662082300230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227760002948" calcext:value-type="float">
            <text:p>0.026622776000294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315570042934" calcext:value-type="float">
            <text:p>0.026631557004293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355209751055" calcext:value-type="float">
            <text:p>0.026635520975105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36104012141" calcext:value-type="float">
            <text:p>0.02663610401214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411580087151" calcext:value-type="float">
            <text:p>0.026641158008715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471000068123" calcext:value-type="float">
            <text:p>0.026647100006812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4808400732" calcext:value-type="float">
            <text:p>0.0266480840073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710119904019" calcext:value-type="float">
            <text:p>0.026671011990401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772480099462" calcext:value-type="float">
            <text:p>0.026677248009946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803739941679" calcext:value-type="float">
            <text:p>0.026680373994167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851419874001" calcext:value-type="float">
            <text:p>0.026685141987400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933170059929" calcext:value-type="float">
            <text:p>0.026693317005992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6990849922877" calcext:value-type="float">
            <text:p>0.026699084992287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015690042172" calcext:value-type="float">
            <text:p>0.026701569004217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019390012138" calcext:value-type="float">
            <text:p>0.026701939001213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04397998401" calcext:value-type="float">
            <text:p>0.02670439799840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081469937693" calcext:value-type="float">
            <text:p>0.026708146993769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159430077299" calcext:value-type="float">
            <text:p>0.026715943007729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199559893925" calcext:value-type="float">
            <text:p>0.026719955989392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258670064621" calcext:value-type="float">
            <text:p>0.026725867006462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308069742285" calcext:value-type="float">
            <text:p>0.026730806974228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421860044124" calcext:value-type="float">
            <text:p>0.026742186004412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448369995691" calcext:value-type="float">
            <text:p>0.026744836999569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476500011981" calcext:value-type="float">
            <text:p>0.026747650001198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493519932032" calcext:value-type="float">
            <text:p>0.026749351993203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531659919769" calcext:value-type="float">
            <text:p>0.026753165991976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5711500342" calcext:value-type="float">
            <text:p>0.0267571150034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665260180365" calcext:value-type="float">
            <text:p>0.02676652601803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68253010232" calcext:value-type="float">
            <text:p>0.02676825301023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872480035294" calcext:value-type="float">
            <text:p>0.026787248003529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908539972268" calcext:value-type="float">
            <text:p>0.026790853997226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930359987076" calcext:value-type="float">
            <text:p>0.026793035998707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7940430057934" calcext:value-type="float">
            <text:p>0.026794043005793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001509975875" calcext:value-type="float">
            <text:p>0.026800150997587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03191009094" calcext:value-type="float">
            <text:p>0.02680319100909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097090010997" calcext:value-type="float">
            <text:p>0.026809709001099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413730082102" calcext:value-type="float">
            <text:p>0.026841373008210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433339952026" calcext:value-type="float">
            <text:p>0.026843333995202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435600155499" calcext:value-type="float">
            <text:p>0.026843560015549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450620060321" calcext:value-type="float">
            <text:p>0.026845062006032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463870161213" calcext:value-type="float">
            <text:p>0.026846387016121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477069912478" calcext:value-type="float">
            <text:p>0.026847706991247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610670027556" calcext:value-type="float">
            <text:p>0.026861067002755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637400004081" calcext:value-type="float">
            <text:p>0.026863740000408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656539992662" calcext:value-type="float">
            <text:p>0.026865653999266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687820062041" calcext:value-type="float">
            <text:p>0.026868782006204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690520024393" calcext:value-type="float">
            <text:p>0.026869052002439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855709873606" calcext:value-type="float">
            <text:p>0.026885570987360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901679955889" calcext:value-type="float">
            <text:p>0.0268901679955889</text:p>
          </table:table-cell>
        </table:table-row>
        <table:table-row table:style-name="ro1">
          <table:table-cell table:style-name="ce14"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906510318629" calcext:value-type="float">
            <text:p>0.026890651031862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8911279999884" calcext:value-type="float">
            <text:p>0.026891127999988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028350012377" calcext:value-type="float">
            <text:p>0.026902835001237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184060016414" calcext:value-type="float">
            <text:p>0.026918406001641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197140005417" calcext:value-type="float">
            <text:p>0.026919714000541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26328020636" calcext:value-type="float">
            <text:p>0.02692632802063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286950060632" calcext:value-type="float">
            <text:p>0.026928695006063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357189972652" calcext:value-type="float">
            <text:p>0.026935718997265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572349934606" calcext:value-type="float">
            <text:p>0.026957234993460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610850082245" calcext:value-type="float">
            <text:p>0.026961085008224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621149927843" calcext:value-type="float">
            <text:p>0.026962114992784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648809917271" calcext:value-type="float">
            <text:p>0.026964880991727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658670003992" calcext:value-type="float">
            <text:p>0.026965867000399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715600006748" calcext:value-type="float">
            <text:p>0.026971560000674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729410065338" calcext:value-type="float">
            <text:p>0.026972941006533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767899881117" calcext:value-type="float">
            <text:p>0.026976789988111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858719984768" calcext:value-type="float">
            <text:p>0.026985871998476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940690050134" calcext:value-type="float">
            <text:p>0.026994069005013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69966970081441" calcext:value-type="float">
            <text:p>0.026996697008144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017069997266" calcext:value-type="float">
            <text:p>0.027001706999726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044749922818" calcext:value-type="float">
            <text:p>0.027004474992281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162279775832" calcext:value-type="float">
            <text:p>0.027016227977583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275869988836" calcext:value-type="float">
            <text:p>0.027027586998883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333669905085" calcext:value-type="float">
            <text:p>0.027033366990508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341679861303" calcext:value-type="float">
            <text:p>0.027034167986130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380980073242" calcext:value-type="float">
            <text:p>0.027038098007324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500659971731" calcext:value-type="float">
            <text:p>0.027050065997173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535640011076" calcext:value-type="float">
            <text:p>0.027053564001107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536579919281" calcext:value-type="float">
            <text:p>0.027053657991928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609029976185" calcext:value-type="float">
            <text:p>0.027060902997618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883619959932" calcext:value-type="float">
            <text:p>0.027088361995993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891380059766" calcext:value-type="float">
            <text:p>0.027089138005976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921470073517" calcext:value-type="float">
            <text:p>0.027092147007351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70921580085997" calcext:value-type="float">
            <text:p>0.027092158008599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110683004139" calcext:value-type="float">
            <text:p>0.02711068300413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1191410138272" calcext:value-type="float">
            <text:p>0.027119141013827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1239650028292" calcext:value-type="float">
            <text:p>0.027123965002829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1549700119067" calcext:value-type="float">
            <text:p>0.027154970011906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1639569982654" calcext:value-type="float">
            <text:p>0.027163956998265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1661359874997" calcext:value-type="float">
            <text:p>0.027166135987499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71694099938031" calcext:value-type="float">
            <text:p>0.027169409993803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1715420094552" calcext:value-type="float">
            <text:p>0.027171542009455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191100991331" calcext:value-type="float">
            <text:p>0.02719110099133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054860106437" calcext:value-type="float">
            <text:p>0.027205486010643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083830204792" calcext:value-type="float">
            <text:p>0.027208383020479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123559989268" calcext:value-type="float">
            <text:p>0.027212355998926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156600258313" calcext:value-type="float">
            <text:p>0.027215660025831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24004996242" calcext:value-type="float">
            <text:p>0.02722400499624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360550006852" calcext:value-type="float">
            <text:p>0.027236055000685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45634002611" calcext:value-type="float">
            <text:p>0.02724563400261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494640084915" calcext:value-type="float">
            <text:p>0.027249464008491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50103012193" calcext:value-type="float">
            <text:p>0.02725010301219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508900088724" calcext:value-type="float">
            <text:p>0.027250890008872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894809895661" calcext:value-type="float">
            <text:p>0.027289480989566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991909878328" calcext:value-type="float">
            <text:p>0.027299190987832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2997639985988" calcext:value-type="float">
            <text:p>0.027299763998598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3049350071233" calcext:value-type="float">
            <text:p>0.027304935007123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324366994435" calcext:value-type="float">
            <text:p>0.02732436699443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3373059899313" calcext:value-type="float">
            <text:p>0.027337305989931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4097630172037" calcext:value-type="float">
            <text:p>0.027409763017203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4576349911513" calcext:value-type="float">
            <text:p>0.027457634991151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4903520039516" calcext:value-type="float">
            <text:p>0.027490352003951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4931430030847" calcext:value-type="float">
            <text:p>0.02749314300308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4962990079075" calcext:value-type="float">
            <text:p>0.027496299007907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5002589914948" calcext:value-type="float">
            <text:p>0.027500258991494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524094999535" calcext:value-type="float">
            <text:p>0.02752409499953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5363830005517" calcext:value-type="float">
            <text:p>0.027536383000551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5432590133278" calcext:value-type="float">
            <text:p>0.027543259013327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5713459996041" calcext:value-type="float">
            <text:p>0.027571345999604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6309049950214" calcext:value-type="float">
            <text:p>0.027630904995021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76340810232796" calcext:value-type="float">
            <text:p>0.027634081023279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638501022011" calcext:value-type="float">
            <text:p>0.02763850102201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6498040038859" calcext:value-type="float">
            <text:p>0.02764980400388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76920839969534" calcext:value-type="float">
            <text:p>0.027692083996953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7495850023115" calcext:value-type="float">
            <text:p>0.027749585002311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77797410089988" calcext:value-type="float">
            <text:p>0.027779741008998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77853500010679" calcext:value-type="float">
            <text:p>0.027785350001067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8099269926315" calcext:value-type="float">
            <text:p>0.027809926992631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78858820092864" calcext:value-type="float">
            <text:p>0.027885882009286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79365599999437" calcext:value-type="float">
            <text:p>0.027936559999943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79545309895184" calcext:value-type="float">
            <text:p>0.027954530989518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280449760030024" calcext:value-type="float">
            <text:p>0.028044976003002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80628400068963" calcext:value-type="float">
            <text:p>0.028062840006896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81020529801026" calcext:value-type="float">
            <text:p>0.028102052980102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81029190082336" calcext:value-type="float">
            <text:p>0.028102919008233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81104199966649" calcext:value-type="float">
            <text:p>0.028110419996664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82166120014153" calcext:value-type="float">
            <text:p>0.028216612001415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282480790046975" calcext:value-type="float">
            <text:p>0.028248079004697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82568289985647" calcext:value-type="float">
            <text:p>0.0282568289985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283451130089816" calcext:value-type="float">
            <text:p>0.028345113008981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84519989945693" calcext:value-type="float">
            <text:p>0.028451998994569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84762019873597" calcext:value-type="float">
            <text:p>0.028476201987359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84976510010893" calcext:value-type="float">
            <text:p>0.028497651001089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286148930026684" calcext:value-type="float">
            <text:p>0.028614893002668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86218309774995" calcext:value-type="float">
            <text:p>0.028621830977499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87197650031885" calcext:value-type="float">
            <text:p>0.028719765003188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88378240074962" calcext:value-type="float">
            <text:p>0.028837824007496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291201290092431" calcext:value-type="float">
            <text:p>0.029120129009243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91221969964681" calcext:value-type="float">
            <text:p>0.029122196996468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291249560104916" calcext:value-type="float">
            <text:p>0.029124956010491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292704459861852" calcext:value-type="float">
            <text:p>0.029270445986185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293356600013794" calcext:value-type="float">
            <text:p>0.029335660001379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29359015999944" calcext:value-type="float">
            <text:p>0.02935901599994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297765040013473" calcext:value-type="float">
            <text:p>0.029776504001347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2059110254049" calcext:value-type="float">
            <text:p>0.030205911025404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302264299825765" calcext:value-type="float">
            <text:p>0.030226429982576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2534610091243" calcext:value-type="float">
            <text:p>0.030253461009124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3362470003776" calcext:value-type="float">
            <text:p>0.030336247000377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3622020001058" calcext:value-type="float">
            <text:p>0.030362202000105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4336650006007" calcext:value-type="float">
            <text:p>0.030433665000600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6523289909819" calcext:value-type="float">
            <text:p>0.030652328990981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8017889619805" calcext:value-type="float">
            <text:p>0.03080178896198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8841329970164" calcext:value-type="float">
            <text:p>0.030884132997016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9603869973216" calcext:value-type="float">
            <text:p>0.030960386997321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09723550017225" calcext:value-type="float">
            <text:p>0.030972355001722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311087250011042" calcext:value-type="float">
            <text:p>0.031108725001104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13419769954635" calcext:value-type="float">
            <text:p>0.031341976995463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14006669941591" calcext:value-type="float">
            <text:p>0.031400666994159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14183279988356" calcext:value-type="float">
            <text:p>0.031418327998835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14402759977384" calcext:value-type="float">
            <text:p>0.031440275997738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15073800011305" calcext:value-type="float">
            <text:p>0.03150738000113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15379899984691" calcext:value-type="float">
            <text:p>0.031537989998469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18295999895781" calcext:value-type="float">
            <text:p>0.031829599989578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18896000098903" calcext:value-type="float">
            <text:p>0.031889600009890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20061670063296" calcext:value-type="float">
            <text:p>0.032006167006329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20483979885466" calcext:value-type="float">
            <text:p>0.032048397988546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21970299992245" calcext:value-type="float">
            <text:p>0.032197029999224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336021849943791" calcext:value-type="float">
            <text:p>0.033602184994379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38557180075441" calcext:value-type="float">
            <text:p>0.033855718007544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63551509799436" calcext:value-type="float">
            <text:p>0.036355150979943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65225590066984" calcext:value-type="float">
            <text:p>0.036522559006698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65297690150328" calcext:value-type="float">
            <text:p>0.036529769015032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69538519880734" calcext:value-type="float">
            <text:p>0.036953851988073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70127979986137" calcext:value-type="float">
            <text:p>0.037012797998613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71627350104973" calcext:value-type="float">
            <text:p>0.037162735010497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72141070110956" calcext:value-type="float">
            <text:p>0.037214107011095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72405079833698" calcext:value-type="float">
            <text:p>0.037240507983369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372499649965903" calcext:value-type="float">
            <text:p>0.037249964996590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75714620022336" calcext:value-type="float">
            <text:p>0.037571462002233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75782340124715" calcext:value-type="float">
            <text:p>0.037578234012471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76116030092817" calcext:value-type="float">
            <text:p>0.037611603009281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76817659998778" calcext:value-type="float">
            <text:p>0.037681765999877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80989940022118" calcext:value-type="float">
            <text:p>0.038098994002211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82191190001322" calcext:value-type="float">
            <text:p>0.038219119000132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83370080089662" calcext:value-type="float">
            <text:p>0.038337008008966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85324139788281" calcext:value-type="float">
            <text:p>0.038532413978828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86033469985705" calcext:value-type="float">
            <text:p>0.03860334699857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87210499902722" calcext:value-type="float">
            <text:p>0.038721049990272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387504849932157" calcext:value-type="float">
            <text:p>0.038750484993215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.0409706960053882" calcext:value-type="float">
            <text:p>0.040970696005388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22260590130463" calcext:value-type="float">
            <text:p>0.042226059013046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24961289972998" calcext:value-type="float">
            <text:p>0.042496128997299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25224650243763" calcext:value-type="float">
            <text:p>0.042522465024376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26884559856262" calcext:value-type="float">
            <text:p>0.042688455985626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28633210249245" calcext:value-type="float">
            <text:p>0.042863321024924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28807040152606" calcext:value-type="float">
            <text:p>0.042880704015260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29264359991066" calcext:value-type="float">
            <text:p>0.042926435999106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31298979965504" calcext:value-type="float">
            <text:p>0.043129897996550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34726279927418" calcext:value-type="float">
            <text:p>0.043472627992741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40686130023096" calcext:value-type="float">
            <text:p>0.044068613002309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4139294011984" calcext:value-type="float">
            <text:p>0.04413929401198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43217190040741" calcext:value-type="float">
            <text:p>0.044321719004074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43800190114416" calcext:value-type="float">
            <text:p>0.044380019011441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47638769983314" calcext:value-type="float">
            <text:p>0.044763876998331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48309069906827" calcext:value-type="float">
            <text:p>0.044830906990682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991879963316" calcext:value-type="float">
            <text:p>0.045199187996331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54417949949857" calcext:value-type="float">
            <text:p>0.045441794994985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55584500159603" calcext:value-type="float">
            <text:p>0.045558450015960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60150990111288" calcext:value-type="float">
            <text:p>0.046015099011128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67706510098651" calcext:value-type="float">
            <text:p>0.046770651009865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67812260030769" calcext:value-type="float">
            <text:p>0.046781226003076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.0480345320247579" calcext:value-type="float">
            <text:p>0.048034532024757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81009999930393" calcext:value-type="float">
            <text:p>0.048100999993039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8167655011639" calcext:value-type="float">
            <text:p>0.04816765501163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82778100122232" calcext:value-type="float">
            <text:p>0.048277810012223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83648290100973" calcext:value-type="float">
            <text:p>0.048364829010097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84843179874588" calcext:value-type="float">
            <text:p>0.048484317987458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86082650022581" calcext:value-type="float">
            <text:p>0.048608265002258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86447260191198" calcext:value-type="float">
            <text:p>0.048644726019119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86762720101979" calcext:value-type="float">
            <text:p>0.048676272010197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8878768022405" calcext:value-type="float">
            <text:p>0.0488787680224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90208030096255" calcext:value-type="float">
            <text:p>0.049020803009625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91727550106589" calcext:value-type="float">
            <text:p>0.049172755010658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92249059898313" calcext:value-type="float">
            <text:p>0.049224905989831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92642520111986" calcext:value-type="float">
            <text:p>0.049264252011198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93703589891084" calcext:value-type="float">
            <text:p>0.049370358989108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96447100013029" calcext:value-type="float">
            <text:p>0.049644710001302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499149499810301" calcext:value-type="float">
            <text:p>0.049914949981030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500409769883845" calcext:value-type="float">
            <text:p>0.050040976988384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.0503757950209547" calcext:value-type="float">
            <text:p>0.050375795020954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23653760028537" calcext:value-type="float">
            <text:p>0.052365376002853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36058889993001" calcext:value-type="float">
            <text:p>0.053605888999300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39321599935647" calcext:value-type="float">
            <text:p>0.053932159993564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43925940000918" calcext:value-type="float">
            <text:p>0.054392594000091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43973419989925" calcext:value-type="float">
            <text:p>0.054397341998992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4593160020886" calcext:value-type="float">
            <text:p>0.05459316002088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46766829793341" calcext:value-type="float">
            <text:p>0.054676682979334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49556720070541" calcext:value-type="float">
            <text:p>0.054955672007054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53056170174386" calcext:value-type="float">
            <text:p>0.055305617017438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53785059892107" calcext:value-type="float">
            <text:p>0.055378505989210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56047220015898" calcext:value-type="float">
            <text:p>0.055604722001589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58731749770232" calcext:value-type="float">
            <text:p>0.055873174977023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5915945005836" calcext:value-type="float">
            <text:p>0.05591594500583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61500049952883" calcext:value-type="float">
            <text:p>0.056150004995288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63609260134399" calcext:value-type="float">
            <text:p>0.056360926013439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6465653993655" calcext:value-type="float">
            <text:p>0.05646565399365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6815734016709" calcext:value-type="float">
            <text:p>0.05681573401670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77450460114051" calcext:value-type="float">
            <text:p>0.057745046011405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93501629773527" calcext:value-type="float">
            <text:p>0.059350162977352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0597920069994871" calcext:value-type="float">
            <text:p>0.059792006999487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09827730222605" calcext:value-type="float">
            <text:p>0.06098277302226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11459910287522" calcext:value-type="float">
            <text:p>0.0611459910287522</text:p>
          </table:table-cell>
        </table:table-row>
        <table:table-row table:style-name="ro1">
          <table:table-cell table:style-name="ce14"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15156629937701" calcext:value-type="float">
            <text:p>0.061515662993770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17074450128712" calcext:value-type="float">
            <text:p>0.061707445012871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17221900029108" calcext:value-type="float">
            <text:p>0.061722190002910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18790949811228" calcext:value-type="float">
            <text:p>0.061879094981122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20042439550161" calcext:value-type="float">
            <text:p>0.062004243955016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21552510419861" calcext:value-type="float">
            <text:p>0.062155251041986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24890920007601" calcext:value-type="float">
            <text:p>0.062489092000760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31356380181387" calcext:value-type="float">
            <text:p>0.063135638018138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38439530157484" calcext:value-type="float">
            <text:p>0.063843953015748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39307069941424" calcext:value-type="float">
            <text:p>0.063930706994142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42356819589622" calcext:value-type="float">
            <text:p>0.064235681958962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46730769658461" calcext:value-type="float">
            <text:p>0.064673076965846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47126249969006" calcext:value-type="float">
            <text:p>0.064712624996900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47892719716765" calcext:value-type="float">
            <text:p>0.064789271971676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68430450023152" calcext:value-type="float">
            <text:p>0.066843045002315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87422810005955" calcext:value-type="float">
            <text:p>0.068742281000595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696527669788338" calcext:value-type="float">
            <text:p>0.0696527669788338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727465960080735" calcext:value-type="float">
            <text:p>0.072746596008073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2785896005225" calcext:value-type="float">
            <text:p>0.23278589600522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3200104994467" calcext:value-type="float">
            <text:p>0.23320010499446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3684416001779" calcext:value-type="float">
            <text:p>0.23368441600177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5491018000175" calcext:value-type="float">
            <text:p>0.23549101800017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5716276991298" calcext:value-type="float">
            <text:p>0.23571627699129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5740849006106" calcext:value-type="float">
            <text:p>0.23574084900610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6117145002936" calcext:value-type="float">
            <text:p>0.23611714500293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623905799468" calcext:value-type="float">
            <text:p>0.2362390579946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7794928994845" calcext:value-type="float">
            <text:p>0.23779492899484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8289704997442" calcext:value-type="float">
            <text:p>0.23828970499744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8346356010879" calcext:value-type="float">
            <text:p>0.23834635601087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8576656003715" calcext:value-type="float">
            <text:p>0.23857665600371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884995499975" calcext:value-type="float">
            <text:p>0.2388499549997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9086800007499" calcext:value-type="float">
            <text:p>0.23908680000749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9468593994388" calcext:value-type="float">
            <text:p>0.23946859399438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951971999486" calcext:value-type="float">
            <text:p>0.2395197199948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9523708994966" calcext:value-type="float">
            <text:p>0.23952370899496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3987723600294" calcext:value-type="float">
            <text:p>0.2398772360029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41352910001297" calcext:value-type="float">
            <text:p>0.24135291000129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43497075003688" calcext:value-type="float">
            <text:p>0.24349707500368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0175612994353" calcext:value-type="float">
            <text:p>0.47017561299435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0947358990088" calcext:value-type="float">
            <text:p>0.47094735899008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1622294004192" calcext:value-type="float">
            <text:p>0.47162229400419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1973159001209" calcext:value-type="float">
            <text:p>0.47197315900120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2291737998603" calcext:value-type="float">
            <text:p>0.47229173799860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3208621988306" calcext:value-type="float">
            <text:p>0.47320862198830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3621908997302" calcext:value-type="float">
            <text:p>0.47362190899730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5256991994684" calcext:value-type="float">
            <text:p>0.47525699199468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5732384991716" calcext:value-type="float">
            <text:p>0.47573238499171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5798637999105" calcext:value-type="float">
            <text:p>0.47579863799910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6346094001201" calcext:value-type="float">
            <text:p>0.47634609400120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79064407001715" calcext:value-type="float">
            <text:p>0.47906440700171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81234546008636" calcext:value-type="float">
            <text:p>0.48123454600863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81334807991516" calcext:value-type="float">
            <text:p>0.48133480799151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84708336007316" calcext:value-type="float">
            <text:p>0.48470833600731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84764503999031" calcext:value-type="float">
            <text:p>0.48476450399903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85794200998498" calcext:value-type="float">
            <text:p>0.48579420099849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86891051012208" calcext:value-type="float">
            <text:p>0.48689105101220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88239897007588" calcext:value-type="float">
            <text:p>0.48823989700758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493386771995574" calcext:value-type="float">
            <text:p>0.49338677199557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02117519002059" calcext:value-type="float">
            <text:p>0.70211751900205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02573453992955" calcext:value-type="float">
            <text:p>0.70257345399295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03393429997959" calcext:value-type="float">
            <text:p>0.70339342999795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07138215002487" calcext:value-type="float">
            <text:p>0.70713821500248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08805574991857" calcext:value-type="float">
            <text:p>0.70880557499185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0883569700527" calcext:value-type="float">
            <text:p>0.7088356970052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09241635995568" calcext:value-type="float">
            <text:p>0.70924163599556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09725009990507" calcext:value-type="float">
            <text:p>0.70972500999050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10663606005255" calcext:value-type="float">
            <text:p>0.71066360600525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11722478998127" calcext:value-type="float">
            <text:p>0.71172247899812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11939796994557" calcext:value-type="float">
            <text:p>0.71193979699455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12684483005432" calcext:value-type="float">
            <text:p>0.71268448300543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1321143899695" calcext:value-type="float">
            <text:p>0.7132114389969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15253391987062" calcext:value-type="float">
            <text:p>0.71525339198706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1628779299499" calcext:value-type="float">
            <text:p>0.7162877929949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17157245002454" calcext:value-type="float">
            <text:p>0.71715724500245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17666526994435" calcext:value-type="float">
            <text:p>0.71766652699443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20284193012049" calcext:value-type="float">
            <text:p>0.72028419301204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22469836997334" calcext:value-type="float">
            <text:p>0.72246983699733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72307810500206" calcext:value-type="float">
            <text:p>0.7230781050020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51598929008469" calcext:value-type="float">
            <text:p>0.95159892900846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53814289008733" calcext:value-type="float">
            <text:p>0.95381428900873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56086122998386" calcext:value-type="float">
            <text:p>0.95608612299838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56303682003636" calcext:value-type="float">
            <text:p>0.95630368200363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56786640992505" calcext:value-type="float">
            <text:p>0.95678664099250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61915622989181" calcext:value-type="float">
            <text:p>0.96191562298918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62798172011389" calcext:value-type="float">
            <text:p>0.96279817201138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65478085010545" calcext:value-type="float">
            <text:p>0.96547808501054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66766270998051" calcext:value-type="float">
            <text:p>0.96676627099805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6729267500632" calcext:value-type="float">
            <text:p>0.9672926750063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67678910004906" calcext:value-type="float">
            <text:p>0.96767891000490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69145743991248" calcext:value-type="float">
            <text:p>0.96914574399124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69421804999001" calcext:value-type="float">
            <text:p>0.96942180499900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70148135005729" calcext:value-type="float">
            <text:p>0.97014813500572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71388942009071" calcext:value-type="float">
            <text:p>0.97138894200907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72448069995153" calcext:value-type="float">
            <text:p>0.97244806999515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74970088995178" calcext:value-type="float">
            <text:p>0.97497008899517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79831226009992" calcext:value-type="float">
            <text:p>0.97983122600999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81158720998792" calcext:value-type="float">
            <text:p>0.98115872099879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986516795004718" calcext:value-type="float">
            <text:p>0.98651679500471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1527610000339" calcext:value-type="float">
            <text:p>1.2152761000033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26369031996" calcext:value-type="float">
            <text:p>1.22636903199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2746639999968" calcext:value-type="float">
            <text:p>1.2274663999996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3134569299873" calcext:value-type="float">
            <text:p>1.2313456929987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3223260499071" calcext:value-type="float">
            <text:p>1.2322326049907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3262355600309" calcext:value-type="float">
            <text:p>1.2326235560030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3360959200363" calcext:value-type="float">
            <text:p>1.2336095920036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3833017000288" calcext:value-type="float">
            <text:p>1.2383301700028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3937841400038" calcext:value-type="float">
            <text:p>1.2393784140003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4127234899788" calcext:value-type="float">
            <text:p>1.2412723489978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446411359997" calcext:value-type="float">
            <text:p>1.244641135999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4776295399352" calcext:value-type="float">
            <text:p>1.2477629539935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481086570042" calcext:value-type="float">
            <text:p>1.248108657004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498100889934" calcext:value-type="float">
            <text:p>1.249810088993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5100009799644" calcext:value-type="float">
            <text:p>1.2510000979964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5199000300199" calcext:value-type="float">
            <text:p>1.2519900030019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6023971100221" calcext:value-type="float">
            <text:p>1.2602397110022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6103583299846" calcext:value-type="float">
            <text:p>1.2610358329984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6308209700801" calcext:value-type="float">
            <text:p>1.2630820970080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27786007699615" calcext:value-type="float">
            <text:p>1.2778600769961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49765979498625" calcext:value-type="float">
            <text:p>1.4976597949862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0380005198531" calcext:value-type="float">
            <text:p>1.5038000519853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0577806300134" calcext:value-type="float">
            <text:p>1.5057780630013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0726751898765" calcext:value-type="float">
            <text:p>1.5072675189876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0811677600723" calcext:value-type="float">
            <text:p>1.5081167760072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1239206100581" calcext:value-type="float">
            <text:p>1.5123920610058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1522059799754" calcext:value-type="float">
            <text:p>1.5152205979975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1611193999997" calcext:value-type="float">
            <text:p>1.5161119399999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1661315499223" calcext:value-type="float">
            <text:p>1.5166131549922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2058569200744" calcext:value-type="float">
            <text:p>1.5205856920074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2286542201182" calcext:value-type="float">
            <text:p>1.5228654220118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2555997797754" calcext:value-type="float">
            <text:p>1.5255599779775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3086036699824" calcext:value-type="float">
            <text:p>1.5308603669982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3174311699695" calcext:value-type="float">
            <text:p>1.5317431169969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3683745799935" calcext:value-type="float">
            <text:p>1.5368374579993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4046334701707" calcext:value-type="float">
            <text:p>1.5404633470170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4389815000468" calcext:value-type="float">
            <text:p>1.5438981500046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4569718199491" calcext:value-type="float">
            <text:p>1.5456971819949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461690419761" calcext:value-type="float">
            <text:p>1.546169041976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.54961053398438" calcext:value-type="float">
            <text:p>1.5496105339843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7342517499346" calcext:value-type="float">
            <text:p>1.7734251749934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7979095600313" calcext:value-type="float">
            <text:p>1.7797909560031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7982303200406" calcext:value-type="float">
            <text:p>1.7798230320040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8465748098097" calcext:value-type="float">
            <text:p>1.7846574809809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8759053698741" calcext:value-type="float">
            <text:p>1.7875905369874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8837127701263" calcext:value-type="float">
            <text:p>1.7883712770126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9016244399827" calcext:value-type="float">
            <text:p>1.7901624439982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9198095400352" calcext:value-type="float">
            <text:p>1.7919809540035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9313036700478" calcext:value-type="float">
            <text:p>1.7931303670047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9689570600749" calcext:value-type="float">
            <text:p>1.7968957060074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79846544098109" calcext:value-type="float">
            <text:p>1.7984654409810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80323798101745" calcext:value-type="float">
            <text:p>1.8032379810174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80495791698922" calcext:value-type="float">
            <text:p>1.8049579169892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80817084101727" calcext:value-type="float">
            <text:p>1.8081708410172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80821282102261" calcext:value-type="float">
            <text:p>1.8082128210226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81054461200256" calcext:value-type="float">
            <text:p>1.8105446120025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81176038499689" calcext:value-type="float">
            <text:p>1.8117603849968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8122348570032" calcext:value-type="float">
            <text:p>1.812234857003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81697541600443" calcext:value-type="float">
            <text:p>1.8169754160044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.82024972501677" calcext:value-type="float">
            <text:p>1.8202497250167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6045013299445" calcext:value-type="float">
            <text:p>2.0604501329944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6499920299393" calcext:value-type="float">
            <text:p>2.0649992029939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6813438300742" calcext:value-type="float">
            <text:p>2.0681343830074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684571939928" calcext:value-type="float">
            <text:p>2.068457193992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6958603201201" calcext:value-type="float">
            <text:p>2.0695860320120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6991444600862" calcext:value-type="float">
            <text:p>2.0699144460086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7247021998046" calcext:value-type="float">
            <text:p>2.0724702199804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8003839899902" calcext:value-type="float">
            <text:p>2.0800383989990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8319456200115" calcext:value-type="float">
            <text:p>2.0831945620011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8383508599945" calcext:value-type="float">
            <text:p>2.0838350859994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8876761200372" calcext:value-type="float">
            <text:p>2.0887676120037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892177039932" calcext:value-type="float">
            <text:p>2.089217703993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9103662800044" calcext:value-type="float">
            <text:p>2.0910366280004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920039289922" calcext:value-type="float">
            <text:p>2.092003928992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9450356898014" calcext:value-type="float">
            <text:p>2.0945035689801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9749665600248" calcext:value-type="float">
            <text:p>2.0974966560024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09807238701615" calcext:value-type="float">
            <text:p>2.0980723870161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10090131798643" calcext:value-type="float">
            <text:p>2.1009013179864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1035607100057" calcext:value-type="float">
            <text:p>2.103560710005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.1069656519976" calcext:value-type="float">
            <text:p>2.106965651997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4634170899517" calcext:value-type="float">
            <text:p>2.3463417089951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518868109968" calcext:value-type="float">
            <text:p>2.351886810996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5434938699473" calcext:value-type="float">
            <text:p>2.3543493869947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6026407702593" calcext:value-type="float">
            <text:p>2.3602640770259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6122947800322" calcext:value-type="float">
            <text:p>2.3612294780032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6145658898749" calcext:value-type="float">
            <text:p>2.3614565889874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6340066400589" calcext:value-type="float">
            <text:p>2.3634006640058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6718854799983" calcext:value-type="float">
            <text:p>2.3671885479998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6894598498475" calcext:value-type="float">
            <text:p>2.3689459849847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6928407900268" calcext:value-type="float">
            <text:p>2.3692840790026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7124740699073" calcext:value-type="float">
            <text:p>2.3712474069907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7204238100094" calcext:value-type="float">
            <text:p>2.3720423810009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7453094500233" calcext:value-type="float">
            <text:p>2.3745309450023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7727434901171" calcext:value-type="float">
            <text:p>2.3772743490117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7920405698242" calcext:value-type="float">
            <text:p>2.3792040569824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8699183298741" calcext:value-type="float">
            <text:p>2.3869918329874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8770970099722" calcext:value-type="float">
            <text:p>2.3877097009972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9272333000554" calcext:value-type="float">
            <text:p>2.3927233300055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39448132700636" calcext:value-type="float">
            <text:p>2.3944813270063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.47440527801518" calcext:value-type="float">
            <text:p>2.4744052780151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7073439999658" calcext:value-type="float">
            <text:p>2.5707343999965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7092170900432" calcext:value-type="float">
            <text:p>2.5709217090043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7284823599912" calcext:value-type="float">
            <text:p>2.5728482359991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7336673101236" calcext:value-type="float">
            <text:p>2.5733667310123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7398454900249" calcext:value-type="float">
            <text:p>2.5739845490024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7433337300608" calcext:value-type="float">
            <text:p>2.5743333730060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7494896299613" calcext:value-type="float">
            <text:p>2.5749489629961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8000505399832" calcext:value-type="float">
            <text:p>2.5800050539983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9128984299605" calcext:value-type="float">
            <text:p>2.5912898429960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9257400799834" calcext:value-type="float">
            <text:p>2.5925740079983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9626291599125" calcext:value-type="float">
            <text:p>2.5962629159912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59888479000074" calcext:value-type="float">
            <text:p>2.5988847900007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60125920000428" calcext:value-type="float">
            <text:p>2.6012592000042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6027839689923" calcext:value-type="float">
            <text:p>2.602783968992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60388997200062" calcext:value-type="float">
            <text:p>2.6038899720006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60647434499697" calcext:value-type="float">
            <text:p>2.606474344996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60744705300021" calcext:value-type="float">
            <text:p>2.6074470530002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60769677799544" calcext:value-type="float">
            <text:p>2.6076967779954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60875114100054" calcext:value-type="float">
            <text:p>2.6087511410005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61906764000014" calcext:value-type="float">
            <text:p>2.6190676400001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4425130502787" calcext:value-type="float">
            <text:p>2.6442513050278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4795332303038" calcext:value-type="float">
            <text:p>2.6479533230303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6277184896171" calcext:value-type="float">
            <text:p>2.6627718489617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7216484999517" calcext:value-type="float">
            <text:p>2.6721648499951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7635229701409" calcext:value-type="float">
            <text:p>2.6763522970140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797689209925" calcext:value-type="float">
            <text:p>2.679768920992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8231872702017" calcext:value-type="float">
            <text:p>2.6823187270201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8543660698924" calcext:value-type="float">
            <text:p>2.6854366069892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8613204400754" calcext:value-type="float">
            <text:p>2.6861320440075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8898208602332" calcext:value-type="float">
            <text:p>2.6889820860233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9401103298878" calcext:value-type="float">
            <text:p>2.6940110329887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9401361199562" calcext:value-type="float">
            <text:p>2.6940136119956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958721280098" calcext:value-type="float">
            <text:p>2.695872128009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69740056101" calcext:value-type="float">
            <text:p>2.6974005610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70169760199497" calcext:value-type="float">
            <text:p>2.7016976019949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70826369500719" calcext:value-type="float">
            <text:p>2.7082636950071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72338680195389" calcext:value-type="float">
            <text:p>2.7233868019538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.77689582895255" calcext:value-type="float">
            <text:p>2.7768958289525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.52817140799016" calcext:value-type="float">
            <text:p>3.5281714079901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.56579852098366" calcext:value-type="float">
            <text:p>3.5657985209836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0972449800174" calcext:value-type="float">
            <text:p>4.3097244980017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136378749914" calcext:value-type="float">
            <text:p>4.313637874991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2707508601015" calcext:value-type="float">
            <text:p>4.3270750860101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2726717599144" calcext:value-type="float">
            <text:p>4.3272671759914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2788888900541" calcext:value-type="float">
            <text:p>4.3278888890054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3125299800304" calcext:value-type="float">
            <text:p>4.3312529980030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3514822399593" calcext:value-type="float">
            <text:p>4.3351482239959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3559281799535" calcext:value-type="float">
            <text:p>4.3355928179953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3930504599994" calcext:value-type="float">
            <text:p>4.3393050459999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4601124600158" calcext:value-type="float">
            <text:p>4.3460112460015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5107020501164" calcext:value-type="float">
            <text:p>4.3510702050116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5793318600918" calcext:value-type="float">
            <text:p>4.3579331860091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6348391399952" calcext:value-type="float">
            <text:p>4.3634839139995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6593412699585" calcext:value-type="float">
            <text:p>4.3659341269958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7036248200457" calcext:value-type="float">
            <text:p>4.3703624820045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7728966100258" calcext:value-type="float">
            <text:p>4.3772896610025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8828559899412" calcext:value-type="float">
            <text:p>4.3882855989941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8907250799821" calcext:value-type="float">
            <text:p>4.3890725079982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39632948100916" calcext:value-type="float">
            <text:p>4.3963294810091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.44475104499725" calcext:value-type="float">
            <text:p>4.4447510449972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8974924320064" calcext:value-type="float">
            <text:p>7.89749243200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1619970700413" calcext:value-type="float">
            <text:p>7.916199707004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2735120700672" calcext:value-type="float">
            <text:p>7.9273512070067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4602153000596" calcext:value-type="float">
            <text:p>7.9460215300059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4896996198804" calcext:value-type="float">
            <text:p>7.948969961988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5026015398616" calcext:value-type="float">
            <text:p>7.9502601539861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5675413700519" calcext:value-type="float">
            <text:p>7.956754137005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5813677000115" calcext:value-type="float">
            <text:p>7.958136770001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6961485200154" calcext:value-type="float">
            <text:p>7.969614852001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7294896999665" calcext:value-type="float">
            <text:p>7.972948969996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7551603800093" calcext:value-type="float">
            <text:p>7.975516038000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778724630014" calcext:value-type="float">
            <text:p>7.977872463001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8147340799915" calcext:value-type="float">
            <text:p>7.9814734079991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8826275000465" calcext:value-type="float">
            <text:p>7.9882627500046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8953969799914" calcext:value-type="float">
            <text:p>7.9895396979991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9485781199473" calcext:value-type="float">
            <text:p>7.994857811994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99597225600155" calcext:value-type="float">
            <text:p>7.9959722560015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8.00328402100422" calcext:value-type="float">
            <text:p>8.003284021004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8.00581869500456" calcext:value-type="float">
            <text:p>8.005818695004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8.11692154499178" calcext:value-type="float">
            <text:p>8.1169215449917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2439810279902" calcext:value-type="float">
            <text:p>10.243981027990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3591665029962" calcext:value-type="float">
            <text:p>10.359166502996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3712542050052" calcext:value-type="float">
            <text:p>10.371254205005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007692410087" calcext:value-type="float">
            <text:p>10.400769241008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07210150006" calcext:value-type="float">
            <text:p>10.4072101500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124943199859" calcext:value-type="float">
            <text:p>10.412494319985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145855020033" calcext:value-type="float">
            <text:p>10.414585502003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207274229993" calcext:value-type="float">
            <text:p>10.420727422999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237467149942" calcext:value-type="float">
            <text:p>10.423746714994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247494489973" calcext:value-type="float">
            <text:p>10.424749448997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355675770057" calcext:value-type="float">
            <text:p>10.435567577005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357086770033" calcext:value-type="float">
            <text:p>10.435708677003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410831050045" calcext:value-type="float">
            <text:p>10.441083105004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446660609974" calcext:value-type="float">
            <text:p>10.444666060997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491110839881" calcext:value-type="float">
            <text:p>10.449111083988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499930250022" calcext:value-type="float">
            <text:p>10.449993025002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540631659911" calcext:value-type="float">
            <text:p>10.454063165991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4709450530063" calcext:value-type="float">
            <text:p>10.470945053006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504262115006" calcext:value-type="float">
            <text:p>10.5042621150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.5357273830014" calcext:value-type="float">
            <text:p>10.535727383001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2335902669875" calcext:value-type="float">
            <text:p>17.233590266987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2434367710084" calcext:value-type="float">
            <text:p>17.243436771008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262845995996" calcext:value-type="float">
            <text:p>17.26284599599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040647750022" calcext:value-type="float">
            <text:p>17.304064775002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121667040105" calcext:value-type="float">
            <text:p>17.31216670401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25553816001" calcext:value-type="float">
            <text:p>17.3255538160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476265089994" calcext:value-type="float">
            <text:p>17.347626508999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549032550072" calcext:value-type="float">
            <text:p>17.354903255007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608830160083" calcext:value-type="float">
            <text:p>17.360883016008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627675280004" calcext:value-type="float">
            <text:p>17.362767528000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651623760088" calcext:value-type="float">
            <text:p>17.365162376008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692760309932" calcext:value-type="float">
            <text:p>17.369276030993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758681280015" calcext:value-type="float">
            <text:p>17.375868128001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798858529917" calcext:value-type="float">
            <text:p>17.379885852991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3880165779992" calcext:value-type="float">
            <text:p>17.388016577999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4024166680028" calcext:value-type="float">
            <text:p>17.402416668002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4119462999952" calcext:value-type="float">
            <text:p>17.411946299995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4381910219963" calcext:value-type="float">
            <text:p>17.438191021996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4419693090022" calcext:value-type="float">
            <text:p>17.441969309002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.6017073489929" calcext:value-type="float">
            <text:p>17.601707348992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1738058939955" calcext:value-type="float">
            <text:p>23.173805893995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3049052790011" calcext:value-type="float">
            <text:p>23.304905279001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4182378789992" calcext:value-type="float">
            <text:p>23.418237878999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5337556779996" calcext:value-type="float">
            <text:p>23.533755677999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537948519006" calcext:value-type="float">
            <text:p>23.5379485190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587027638001" calcext:value-type="float">
            <text:p>23.58702763800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5870759740064" calcext:value-type="float">
            <text:p>23.587075974006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5906335469917" calcext:value-type="float">
            <text:p>23.590633546991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6011407540063" calcext:value-type="float">
            <text:p>23.601140754006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6161773370113" calcext:value-type="float">
            <text:p>23.616177337011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6339974369912" calcext:value-type="float">
            <text:p>23.633997436991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6352345129999" calcext:value-type="float">
            <text:p>23.635234512999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6627409079956" calcext:value-type="float">
            <text:p>23.662740907995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6687142099981" calcext:value-type="float">
            <text:p>23.668714209998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6863735770021" calcext:value-type="float">
            <text:p>23.686373577002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6879226199962" calcext:value-type="float">
            <text:p>23.687922619996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7111867320054" calcext:value-type="float">
            <text:p>23.711186732005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7407395500049" calcext:value-type="float">
            <text:p>23.740739550004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7410143569869" calcext:value-type="float">
            <text:p>23.741014356986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3.7608742880111" calcext:value-type="float">
            <text:p>23.76087428801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4957143859938" calcext:value-type="float">
            <text:p>31.49571438599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5394525739976" calcext:value-type="float">
            <text:p>31.539452573997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5406191919901" calcext:value-type="float">
            <text:p>31.54061919199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6110011929995" calcext:value-type="float">
            <text:p>31.61100119299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6462188910082" calcext:value-type="float">
            <text:p>31.64621889100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665019980006" calcext:value-type="float">
            <text:p>31.66501998000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6772931149899" calcext:value-type="float">
            <text:p>31.67729311498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6918219350046" calcext:value-type="float">
            <text:p>31.691821935004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7207922499947" calcext:value-type="float">
            <text:p>31.72079224999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7393823149905" calcext:value-type="float">
            <text:p>31.73938231499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7502427569998" calcext:value-type="float">
            <text:p>31.75024275699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8068872299918" calcext:value-type="float">
            <text:p>31.80688722999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8355870069936" calcext:value-type="float">
            <text:p>31.835587006993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8604578119994" calcext:value-type="float">
            <text:p>31.860457811999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8722865500022" calcext:value-type="float">
            <text:p>31.87228655000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8934156029864" calcext:value-type="float">
            <text:p>31.893415602986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9013887129986" calcext:value-type="float">
            <text:p>31.90138871299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9240907070052" calcext:value-type="float">
            <text:p>31.924090707005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1.999984094" calcext:value-type="float">
            <text:p>31.99998409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2.0489534189983" calcext:value-type="float">
            <text:p>32.048953418998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8.8254205569974" calcext:value-type="float">
            <text:p>38.825420556997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8.9827557940007" calcext:value-type="float">
            <text:p>38.982755794000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0326932669996" calcext:value-type="float">
            <text:p>39.032693266999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0424319200101" calcext:value-type="float">
            <text:p>39.04243192001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0492578690028" calcext:value-type="float">
            <text:p>39.049257869002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0791754620004" calcext:value-type="float">
            <text:p>39.079175462000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1251909540006" calcext:value-type="float">
            <text:p>39.125190954000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133326842988" calcext:value-type="float">
            <text:p>39.13332684298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1343952480092" calcext:value-type="float">
            <text:p>39.134395248009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1419310820056" calcext:value-type="float">
            <text:p>39.141931082005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1495896880078" calcext:value-type="float">
            <text:p>39.149589688007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1838837039977" calcext:value-type="float">
            <text:p>39.183883703997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192523124002" calcext:value-type="float">
            <text:p>39.19252312400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2125546190073" calcext:value-type="float">
            <text:p>39.212554619007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219757792991" calcext:value-type="float">
            <text:p>39.21975779299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2218106489891" calcext:value-type="float">
            <text:p>39.221810648989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2268256089883" calcext:value-type="float">
            <text:p>39.226825608988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2498316970014" calcext:value-type="float">
            <text:p>39.249831697001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2673592070059" calcext:value-type="float">
            <text:p>39.267359207005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39.4459605190059" calcext:value-type="float">
            <text:p>39.445960519005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3420098900097" calcext:value-type="float">
            <text:p>41.34200989000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4390630139969" calcext:value-type="float">
            <text:p>41.439063013996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4769983160077" calcext:value-type="float">
            <text:p>41.476998316007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4841971790011" calcext:value-type="float">
            <text:p>41.484197179001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4941375130002" calcext:value-type="float">
            <text:p>41.494137513000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4994248419971" calcext:value-type="float">
            <text:p>41.499424841997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5164880220109" calcext:value-type="float">
            <text:p>41.516488022010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6987331919954" calcext:value-type="float">
            <text:p>41.698733191995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6989595999912" calcext:value-type="float">
            <text:p>41.698959599991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7059311549965" calcext:value-type="float">
            <text:p>41.705931154996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7527360879903" calcext:value-type="float">
            <text:p>41.752736087990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7883097529993" calcext:value-type="float">
            <text:p>41.788309752999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8319072890008" calcext:value-type="float">
            <text:p>41.831907289000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8339974510018" calcext:value-type="float">
            <text:p>41.833997451001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8696322769974" calcext:value-type="float">
            <text:p>41.869632276997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1.9291482080007" calcext:value-type="float">
            <text:p>41.929148208000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2.0427364259958" calcext:value-type="float">
            <text:p>42.042736425995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2.0988697849971" calcext:value-type="float">
            <text:p>42.098869784997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2.1580854450003" calcext:value-type="float">
            <text:p>42.158085445000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2.294967859998" calcext:value-type="float">
            <text:p>42.29496785999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4.9230276800081" calcext:value-type="float">
            <text:p>64.923027680008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4.933390391001" calcext:value-type="float">
            <text:p>64.93339039100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4.9407537719962" calcext:value-type="float">
            <text:p>64.940753771996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4.9955706600013" calcext:value-type="float">
            <text:p>64.995570660001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0199164420046" calcext:value-type="float">
            <text:p>65.019916442004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0827126880031" calcext:value-type="float">
            <text:p>65.082712688003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1012204729923" calcext:value-type="float">
            <text:p>65.101220472992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4089675249998" calcext:value-type="float">
            <text:p>65.408967524999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4293950840074" calcext:value-type="float">
            <text:p>65.429395084007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5581132779917" calcext:value-type="float">
            <text:p>65.558113277991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5903137779969" calcext:value-type="float">
            <text:p>65.590313777996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6306571319874" calcext:value-type="float">
            <text:p>65.630657131987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6942549619998" calcext:value-type="float">
            <text:p>65.694254961999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875581247994" calcext:value-type="float">
            <text:p>65.87558124799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8906234030001" calcext:value-type="float">
            <text:p>65.890623403000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6.0099995600031" calcext:value-type="float">
            <text:p>66.009999560003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6.020376638" calcext:value-type="float">
            <text:p>66.02037663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6.215248071996" calcext:value-type="float">
            <text:p>66.21524807199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6.4393278760108" calcext:value-type="float">
            <text:p>66.439327876010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7.2346715870081" calcext:value-type="float">
            <text:p>67.234671587008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8.8645266139938" calcext:value-type="float">
            <text:p>68.864526613993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8.9949846919917" calcext:value-type="float">
            <text:p>68.994984691991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0646814909997" calcext:value-type="float">
            <text:p>69.064681490999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105003233999" calcext:value-type="float">
            <text:p>69.10500323399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1835229980061" calcext:value-type="float">
            <text:p>69.183522998006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193826785995" calcext:value-type="float">
            <text:p>69.19382678599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2815392960038" calcext:value-type="float">
            <text:p>69.281539296003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5316160990042" calcext:value-type="float">
            <text:p>69.531616099004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5891814229981" calcext:value-type="float">
            <text:p>69.589181422998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5992566030036" calcext:value-type="float">
            <text:p>69.599256603003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6390005050052" calcext:value-type="float">
            <text:p>69.639000505005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6684804069955" calcext:value-type="float">
            <text:p>69.668480406995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7340659619949" calcext:value-type="float">
            <text:p>69.734065961994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8011340999947" calcext:value-type="float">
            <text:p>69.801134099994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8030385780003" calcext:value-type="float">
            <text:p>69.803038578000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8447694570059" calcext:value-type="float">
            <text:p>69.844769457005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8805749149906" calcext:value-type="float">
            <text:p>69.880574914990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8996615850047" calcext:value-type="float">
            <text:p>69.899661585004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901964899007" calcext:value-type="float">
            <text:p>69.90196489900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69.9821926419972" calcext:value-type="float">
            <text:p>69.982192641997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4525418929989" calcext:value-type="float">
            <text:p>71.45254189299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4566535289923" calcext:value-type="float">
            <text:p>71.45665352899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5503732260113" calcext:value-type="float">
            <text:p>71.55037322601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6663770060113" calcext:value-type="float">
            <text:p>71.66637700601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6724656320002" calcext:value-type="float">
            <text:p>71.67246563200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7201929230068" calcext:value-type="float">
            <text:p>71.720192923006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7682779589959" calcext:value-type="float">
            <text:p>71.768277958995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8187752160011" calcext:value-type="float">
            <text:p>71.8187752160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8295612169895" calcext:value-type="float">
            <text:p>71.82956121698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9019300380023" calcext:value-type="float">
            <text:p>71.901930038002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9093245639961" calcext:value-type="float">
            <text:p>71.90932456399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1.9914506550122" calcext:value-type="float">
            <text:p>71.99145065501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2.0188378110033" calcext:value-type="float">
            <text:p>72.018837811003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2.1210108389932" calcext:value-type="float">
            <text:p>72.12101083899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2.1544927879877" calcext:value-type="float">
            <text:p>72.15449278798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2.1963798710058" calcext:value-type="float">
            <text:p>72.19637987100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2.2204131290055" calcext:value-type="float">
            <text:p>72.220413129005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2.312726499993" calcext:value-type="float">
            <text:p>72.3127264999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2.3371759170113" calcext:value-type="float">
            <text:p>72.33717591701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72.4874232959992" calcext:value-type="float">
            <text:p>72.487423295999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3.4614389690105" calcext:value-type="float">
            <text:p>93.461438969010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3.6365420289949" calcext:value-type="float">
            <text:p>93.636542028994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3.6582048120035" calcext:value-type="float">
            <text:p>93.658204812003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3.665146829997" calcext:value-type="float">
            <text:p>93.6651468299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3.7681104739895" calcext:value-type="float">
            <text:p>93.768110473989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3.8974043699855" calcext:value-type="float">
            <text:p>93.897404369985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3.9821420240041" calcext:value-type="float">
            <text:p>93.982142024004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4.053151125001" calcext:value-type="float">
            <text:p>94.05315112500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4.6067391719989" calcext:value-type="float">
            <text:p>94.606739171998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4.7691510279838" calcext:value-type="float">
            <text:p>94.769151027983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4.769584611" calcext:value-type="float">
            <text:p>94.76958461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5.0399749300268" calcext:value-type="float">
            <text:p>95.039974930026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5.2756802939985" calcext:value-type="float">
            <text:p>95.275680293998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6.0506536090106" calcext:value-type="float">
            <text:p>96.05065360901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6.0659602380038" calcext:value-type="float">
            <text:p>96.065960238003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6.2365352550114" calcext:value-type="float">
            <text:p>96.236535255011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6.605528155982" calcext:value-type="float">
            <text:p>96.60552815598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6.7253797049925" calcext:value-type="float">
            <text:p>96.725379704992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6.9283925000054" calcext:value-type="float">
            <text:p>96.928392500005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97.0247850010055" calcext:value-type="float">
            <text:p>97.024785001005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7.957833659995" calcext:value-type="float">
            <text:p>107.95783365999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050483681" calcext:value-type="float">
            <text:p>108.05048368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083475566993" calcext:value-type="float">
            <text:p>108.08347556699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122641069" calcext:value-type="float">
            <text:p>108.12264106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125372181996" calcext:value-type="float">
            <text:p>108.12537218199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506069544994" calcext:value-type="float">
            <text:p>108.50606954499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698636254005" calcext:value-type="float">
            <text:p>108.6986362540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891905846991" calcext:value-type="float">
            <text:p>108.89190584699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933796105994" calcext:value-type="float">
            <text:p>108.93379610599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939215867998" calcext:value-type="float">
            <text:p>108.93921586799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940904294999" calcext:value-type="float">
            <text:p>108.94090429499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8.959827544997" calcext:value-type="float">
            <text:p>108.95982754499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9.012361926987" calcext:value-type="float">
            <text:p>109.01236192698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9.021757829993" calcext:value-type="float">
            <text:p>109.02175782999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9.028292184012" calcext:value-type="float">
            <text:p>109.02829218401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9.141332637999" calcext:value-type="float">
            <text:p>109.14133263799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9.270158492" calcext:value-type="float">
            <text:p>109.27015849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9.343730727996" calcext:value-type="float">
            <text:p>109.34373072799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9.363881084995" calcext:value-type="float">
            <text:p>109.36388108499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9.405126408004" calcext:value-type="float">
            <text:p>109.4051264080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6.760538647999" calcext:value-type="float">
            <text:p>126.76053864799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7.379815405002" calcext:value-type="float">
            <text:p>127.3798154050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7.611048534993" calcext:value-type="float">
            <text:p>127.61104853499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7.638495563006" calcext:value-type="float">
            <text:p>127.6384955630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7.704967744998" calcext:value-type="float">
            <text:p>127.7049677449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7.727004413988" calcext:value-type="float">
            <text:p>127.72700441398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7.752117362994" calcext:value-type="float">
            <text:p>127.75211736299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7.777147236993" calcext:value-type="float">
            <text:p>127.7771472369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7.800755812001" calcext:value-type="float">
            <text:p>127.800755812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7.818457161993" calcext:value-type="float">
            <text:p>127.8184571619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133085616006" calcext:value-type="float">
            <text:p>128.13308561600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164670009995" calcext:value-type="float">
            <text:p>128.1646700099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182773636989" calcext:value-type="float">
            <text:p>128.1827736369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304466139001" calcext:value-type="float">
            <text:p>128.304466139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31496163299" calcext:value-type="float">
            <text:p>128.314961632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327708042008" calcext:value-type="float">
            <text:p>128.32770804200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8.349416537007" calcext:value-type="float">
            <text:p>128.34941653700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8.391408096009" calcext:value-type="float">
            <text:p>128.3914080960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399924529003" calcext:value-type="float">
            <text:p>128.3999245290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409738700997" calcext:value-type="float">
            <text:p>128.4097387009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8.456237473001" calcext:value-type="float">
            <text:p>128.45623747300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8.485751819011" calcext:value-type="float">
            <text:p>128.485751819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511799697997" calcext:value-type="float">
            <text:p>128.5117996979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552204656997" calcext:value-type="float">
            <text:p>128.5522046569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8.583528143005" calcext:value-type="float">
            <text:p>128.58352814300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8.591362084" calcext:value-type="float">
            <text:p>128.59136208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602525926006" calcext:value-type="float">
            <text:p>128.6025259260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8.649115267996" calcext:value-type="float">
            <text:p>128.64911526799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8.721715578024" calcext:value-type="float">
            <text:p>128.7217155780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830321343994" calcext:value-type="float">
            <text:p>128.83032134399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8.914638604998" calcext:value-type="float">
            <text:p>128.9146386049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8.919182778001" calcext:value-type="float">
            <text:p>128.91918277800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9.059644152992" calcext:value-type="float">
            <text:p>129.05964415299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9.377715256007" calcext:value-type="float">
            <text:p>129.37771525600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9.483635498997" calcext:value-type="float">
            <text:p>129.4836354989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9.886309969996" calcext:value-type="float">
            <text:p>129.88630996999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29.908319651004" calcext:value-type="float">
            <text:p>129.90831965100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30.01662277602" calcext:value-type="float">
            <text:p>130.0166227760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30.034900444996" calcext:value-type="float">
            <text:p>130.03490044499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31.863359971001" calcext:value-type="float">
            <text:p>131.8633599710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5.715402348011" calcext:value-type="float">
            <text:p>155.71540234801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5.720547559002" calcext:value-type="float">
            <text:p>155.72054755900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5.779468073" calcext:value-type="float">
            <text:p>155.77946807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5.836449160008" calcext:value-type="float">
            <text:p>155.83644916000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5.850927259002" calcext:value-type="float">
            <text:p>155.85092725900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5.912895533023" calcext:value-type="float">
            <text:p>155.91289553302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5.981904921005" calcext:value-type="float">
            <text:p>155.9819049210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6.250709638989" calcext:value-type="float">
            <text:p>156.25070963898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6.624684216993" calcext:value-type="float">
            <text:p>156.62468421699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6.653557596001" calcext:value-type="float">
            <text:p>156.6535575960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6.792906625007" calcext:value-type="float">
            <text:p>156.79290662500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7.253938336988" calcext:value-type="float">
            <text:p>157.25393833698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8.139458326012" calcext:value-type="float">
            <text:p>158.13945832601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58.264116143982" calcext:value-type="float">
            <text:p>158.26411614398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61.166040101001" calcext:value-type="float">
            <text:p>161.1660401010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61.493992783013" calcext:value-type="float">
            <text:p>161.49399278301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61.918628157" calcext:value-type="float">
            <text:p>161.91862815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61.939201600006" calcext:value-type="float">
            <text:p>161.93920160000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62.119580163999" calcext:value-type="float">
            <text:p>162.11958016399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62.341643717024" calcext:value-type="float">
            <text:p>162.34164371702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6.524205021007" calcext:value-type="float">
            <text:p>166.52420502100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6.745266604004" calcext:value-type="float">
            <text:p>166.74526660400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6.840947855992" calcext:value-type="float">
            <text:p>166.84094785599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7.104064015992" calcext:value-type="float">
            <text:p>167.10406401599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7.27039126301" calcext:value-type="float">
            <text:p>167.2703912630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068486083008" calcext:value-type="float">
            <text:p>168.06848608300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168070518994" calcext:value-type="float">
            <text:p>168.16807051899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198446719005" calcext:value-type="float">
            <text:p>168.19844671900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220794857014" calcext:value-type="float">
            <text:p>168.22079485701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285395251005" calcext:value-type="float">
            <text:p>168.28539525100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28937460098" calcext:value-type="float">
            <text:p>168.2893746009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424982985976" calcext:value-type="float">
            <text:p>168.42498298597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473075413" calcext:value-type="float">
            <text:p>168.47307541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538823078008" calcext:value-type="float">
            <text:p>168.53882307800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561699147016" calcext:value-type="float">
            <text:p>168.56169914701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665932603006" calcext:value-type="float">
            <text:p>168.6659326030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8.670229006006" calcext:value-type="float">
            <text:p>168.6702290060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9.239500883996" calcext:value-type="float">
            <text:p>169.23950088399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9.317692059994" calcext:value-type="float">
            <text:p>169.31769205999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9.958420754003" calcext:value-type="float">
            <text:p>169.9584207540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98.783480997008" calcext:value-type="float">
            <text:p>198.78348099700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99.132801487998" calcext:value-type="float">
            <text:p>199.1328014879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.08003433299" calcext:value-type="float">
            <text:p>200.080034332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.208613244991" calcext:value-type="float">
            <text:p>200.20861324499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.390313459997" calcext:value-type="float">
            <text:p>200.3903134599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.399326637998" calcext:value-type="float">
            <text:p>200.3993266379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.537560757002" calcext:value-type="float">
            <text:p>200.5375607570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.57982175301" calcext:value-type="float">
            <text:p>200.579821753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.726268033002" calcext:value-type="float">
            <text:p>200.7262680330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.921441808998" calcext:value-type="float">
            <text:p>200.9214418089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1.084399341999" calcext:value-type="float">
            <text:p>201.0843993419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1.089464432996" calcext:value-type="float">
            <text:p>201.08946443299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1.350474217004" calcext:value-type="float">
            <text:p>201.3504742170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1.435202259003" calcext:value-type="float">
            <text:p>201.4352022590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1.463030048006" calcext:value-type="float">
            <text:p>201.46303004800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1.533834505011" calcext:value-type="float">
            <text:p>201.533834505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1.569192725001" calcext:value-type="float">
            <text:p>201.569192725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1.698536586002" calcext:value-type="float">
            <text:p>201.6985365860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1.753192150994" calcext:value-type="float">
            <text:p>201.75319215099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2.031783692" calcext:value-type="float">
            <text:p>202.03178369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1.081062515004" calcext:value-type="float">
            <text:p>211.08106251500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1.27783221702" calcext:value-type="float">
            <text:p>211.2778322170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1.306893854984" calcext:value-type="float">
            <text:p>211.30689385498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1.322852929006" calcext:value-type="float">
            <text:p>211.32285292900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1.555578768981" calcext:value-type="float">
            <text:p>211.55557876898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1.931697472988" calcext:value-type="float">
            <text:p>211.93169747298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1.949045143003" calcext:value-type="float">
            <text:p>211.94904514300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2.121759283997" calcext:value-type="float">
            <text:p>212.1217592839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2.430521428993" calcext:value-type="float">
            <text:p>212.43052142899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2.486475273006" calcext:value-type="float">
            <text:p>212.4864752730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2.529654721991" calcext:value-type="float">
            <text:p>212.52965472199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2.594319208001" calcext:value-type="float">
            <text:p>212.59431920800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2.682102259016" calcext:value-type="float">
            <text:p>212.68210225901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2.710004834022" calcext:value-type="float">
            <text:p>212.71000483402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2.741054056998" calcext:value-type="float">
            <text:p>212.74105405699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2.766350718011" calcext:value-type="float">
            <text:p>212.76635071801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2.867413464002" calcext:value-type="float">
            <text:p>212.86741346400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2.888843094988" calcext:value-type="float">
            <text:p>212.88884309498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3.048174201016" calcext:value-type="float">
            <text:p>213.04817420101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3.067196482007" calcext:value-type="float">
            <text:p>213.06719648200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265536496998" calcext:value-type="float">
            <text:p>213.26553649699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306220001017" calcext:value-type="float">
            <text:p>213.30622000101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429951921018" calcext:value-type="float">
            <text:p>213.42995192101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451404912019" calcext:value-type="float">
            <text:p>213.45140491201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566632364003" calcext:value-type="float">
            <text:p>213.56663236400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652468463988" calcext:value-type="float">
            <text:p>213.65246846398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760923625989" calcext:value-type="float">
            <text:p>213.76092362598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76858088898" calcext:value-type="float">
            <text:p>213.7685808889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3.803016318998" calcext:value-type="float">
            <text:p>213.80301631899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804594211018" calcext:value-type="float">
            <text:p>213.80459421101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3.853966544964" calcext:value-type="float">
            <text:p>213.85396654496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3.91893783299" calcext:value-type="float">
            <text:p>213.9189378329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4.010214873997" calcext:value-type="float">
            <text:p>214.0102148739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4.06363526301" calcext:value-type="float">
            <text:p>214.063635263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4.181652183994" calcext:value-type="float">
            <text:p>214.18165218399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4.203201828001" calcext:value-type="float">
            <text:p>214.2032018280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4.242637498013" calcext:value-type="float">
            <text:p>214.24263749801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4.521739403019" calcext:value-type="float">
            <text:p>214.52173940301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214.573857843992" calcext:value-type="float">
            <text:p>214.57385784399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15.035649417026" calcext:value-type="float">
            <text:p>215.03564941702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0.64357253199" calcext:value-type="float">
            <text:p>260.6435725319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2.575890676992" calcext:value-type="float">
            <text:p>262.57589067699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2.780841704982" calcext:value-type="float">
            <text:p>262.78084170498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2.906962516019" calcext:value-type="float">
            <text:p>262.90696251601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2.95113647799" calcext:value-type="float">
            <text:p>262.9511364779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3.233032329998" calcext:value-type="float">
            <text:p>263.23303232999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4.542184869002" calcext:value-type="float">
            <text:p>264.54218486900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4.598759734014" calcext:value-type="float">
            <text:p>264.59875973401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5.003322177043" calcext:value-type="float">
            <text:p>265.00332217704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5.681963767973" calcext:value-type="float">
            <text:p>265.68196376797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6.349254508968" calcext:value-type="float">
            <text:p>266.34925450896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8.950543365034" calcext:value-type="float">
            <text:p>268.95054336503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9.078355600999" calcext:value-type="float">
            <text:p>269.07835560099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9.164398606983" calcext:value-type="float">
            <text:p>269.16439860698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9.250245324045" calcext:value-type="float">
            <text:p>269.25024532404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9.366181776975" calcext:value-type="float">
            <text:p>269.36618177697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69.51551331504" calcext:value-type="float">
            <text:p>269.5155133150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72.017685435014" calcext:value-type="float">
            <text:p>272.01768543501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6.701108893001" calcext:value-type="float">
            <text:p>276.7011088930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7.036522780021" calcext:value-type="float">
            <text:p>277.03652278002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7.653506519011" calcext:value-type="float">
            <text:p>277.65350651901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8.153996203997" calcext:value-type="float">
            <text:p>278.15399620399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8.422746636003" calcext:value-type="float">
            <text:p>278.42274663600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8.492926074978" calcext:value-type="float">
            <text:p>278.49292607497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8.534594851983" calcext:value-type="float">
            <text:p>278.53459485198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8.552668140008" calcext:value-type="float">
            <text:p>278.55266814000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8.889594235981" calcext:value-type="float">
            <text:p>278.88959423598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8.932036913" calcext:value-type="float">
            <text:p>278.93203691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9.10875105302" calcext:value-type="float">
            <text:p>279.1087510530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9.136367376981" calcext:value-type="float">
            <text:p>279.13636737698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9.218995163013" calcext:value-type="float">
            <text:p>279.21899516301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9.235575266997" calcext:value-type="float">
            <text:p>279.23557526699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9.377080414997" calcext:value-type="float">
            <text:p>279.37708041499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79.964623336011" calcext:value-type="float">
            <text:p>279.96462333601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80.251602584001" calcext:value-type="float">
            <text:p>280.2516025840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80.310576307005" calcext:value-type="float">
            <text:p>280.3105763070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85.071240021003" calcext:value-type="float">
            <text:p>285.0712400210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7.113898153009" calcext:value-type="float">
            <text:p>287.11389815300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287.311566747027" calcext:value-type="float">
            <text:p>287.31156674702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7.413276655992" calcext:value-type="float">
            <text:p>287.4132766559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7.926791223988" calcext:value-type="float">
            <text:p>287.92679122398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8.021354239987" calcext:value-type="float">
            <text:p>288.02135423998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8.046181245009" calcext:value-type="float">
            <text:p>288.0461812450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8.297498276021" calcext:value-type="float">
            <text:p>288.29749827602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8.43543586001" calcext:value-type="float">
            <text:p>288.43543586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9.033505970001" calcext:value-type="float">
            <text:p>289.033505970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9.137262183998" calcext:value-type="float">
            <text:p>289.1372621839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9.305943154002" calcext:value-type="float">
            <text:p>289.3059431540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9.383474297007" calcext:value-type="float">
            <text:p>289.3834742970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9.866296477994" calcext:value-type="float">
            <text:p>289.86629647799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89.903069262989" calcext:value-type="float">
            <text:p>289.9030692629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90.083199903005" calcext:value-type="float">
            <text:p>290.0831999030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90.160769845999" calcext:value-type="float">
            <text:p>290.1607698459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90.235733331007" calcext:value-type="float">
            <text:p>290.2357333310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90.364448918001" calcext:value-type="float">
            <text:p>290.364448918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90.463422772998" calcext:value-type="float">
            <text:p>290.4634227729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90.757903065009" calcext:value-type="float">
            <text:p>290.7579030650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291.106204664" calcext:value-type="float">
            <text:p>291.10620466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04.869350999012" calcext:value-type="float">
            <text:p>304.86935099901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14.305902838009" calcext:value-type="float">
            <text:p>314.30590283800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0.111685028009" calcext:value-type="float">
            <text:p>350.11168502800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0.142212695006" calcext:value-type="float">
            <text:p>350.14221269500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2.302363439987" calcext:value-type="float">
            <text:p>352.30236343998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2.44076026298" calcext:value-type="float">
            <text:p>352.4407602629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2.508863983996" calcext:value-type="float">
            <text:p>352.50886398399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2.52944433401" calcext:value-type="float">
            <text:p>352.5294443340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2.564806211012" calcext:value-type="float">
            <text:p>352.56480621101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2.579250657" calcext:value-type="float">
            <text:p>352.57925065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2.585093448986" calcext:value-type="float">
            <text:p>352.58509344898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109404126997" calcext:value-type="float">
            <text:p>353.10940412699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242154092994" calcext:value-type="float">
            <text:p>353.24215409299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283403218986" calcext:value-type="float">
            <text:p>353.28340321898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304784609005" calcext:value-type="float">
            <text:p>353.3047846090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330332063983" calcext:value-type="float">
            <text:p>353.33033206398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411834125989" calcext:value-type="float">
            <text:p>353.41183412598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462240736" calcext:value-type="float">
            <text:p>353.46224073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739768694009" calcext:value-type="float">
            <text:p>353.73976869400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834335185005" calcext:value-type="float">
            <text:p>353.8343351850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3.895334353991" calcext:value-type="float">
            <text:p>353.89533435399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354.214288289018" calcext:value-type="float">
            <text:p>354.2142882890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389.931049473002" calcext:value-type="float">
            <text:p>389.9310494730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390.261548818002" calcext:value-type="float">
            <text:p>390.2615488180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390.624529367982" calcext:value-type="float">
            <text:p>390.6245293679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391.610067578004" calcext:value-type="float">
            <text:p>391.6100675780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391.619284351997" calcext:value-type="float">
            <text:p>391.6192843519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391.77232508501" calcext:value-type="float">
            <text:p>391.772325085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392.360789691011" calcext:value-type="float">
            <text:p>392.360789691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392.676268167008" calcext:value-type="float">
            <text:p>392.67626816700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398.500507022982" calcext:value-type="float">
            <text:p>398.5005070229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2.030480240006" calcext:value-type="float">
            <text:p>402.03048024000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2.340162360983" calcext:value-type="float">
            <text:p>402.34016236098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2.431238694" calcext:value-type="float">
            <text:p>402.43123869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3.090220762009" calcext:value-type="float">
            <text:p>403.0902207620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3.134961365024" calcext:value-type="float">
            <text:p>403.1349613650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3.591895818012" calcext:value-type="float">
            <text:p>403.5918958180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4.299351811002" calcext:value-type="float">
            <text:p>404.2993518110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4.508175445983" calcext:value-type="float">
            <text:p>404.50817544598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4.550075371022" calcext:value-type="float">
            <text:p>404.5500753710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5.134963707009" calcext:value-type="float">
            <text:p>405.1349637070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407.013932701986" calcext:value-type="float">
            <text:p>407.01393270198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2.094342914992" calcext:value-type="float">
            <text:p>432.09434291499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5.140435378999" calcext:value-type="float">
            <text:p>435.14043537899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5.638153642998" calcext:value-type="float">
            <text:p>435.63815364299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5.657187753997" calcext:value-type="float">
            <text:p>435.65718775399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6.954619101016" calcext:value-type="float">
            <text:p>436.95461910101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7.297306208988" calcext:value-type="float">
            <text:p>437.29730620898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7.330004815012" calcext:value-type="float">
            <text:p>437.33000481501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7.438848730002" calcext:value-type="float">
            <text:p>437.43884873000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7.766916552966" calcext:value-type="float">
            <text:p>437.76691655296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7.805956349999" calcext:value-type="float">
            <text:p>437.80595634999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39.222051170014" calcext:value-type="float">
            <text:p>439.22205117001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43.251211668015" calcext:value-type="float">
            <text:p>443.25121166801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43.317333140993" calcext:value-type="float">
            <text:p>443.31733314099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44.138112820976" calcext:value-type="float">
            <text:p>444.13811282097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46.365710515005" calcext:value-type="float">
            <text:p>446.3657105150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46.843139688019" calcext:value-type="float">
            <text:p>446.84313968801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47.552818320983" calcext:value-type="float">
            <text:p>447.55281832098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451.111429251963" calcext:value-type="float">
            <text:p>451.11142925196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504.347706364992" calcext:value-type="float">
            <text:p>504.3477063649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09.583736275003" calcext:value-type="float">
            <text:p>509.5837362750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1.87820869399" calcext:value-type="float">
            <text:p>511.878208693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3.262252631976" calcext:value-type="float">
            <text:p>513.26225263197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4.187348644977" calcext:value-type="float">
            <text:p>514.1873486449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4.772298456985" calcext:value-type="float">
            <text:p>514.77229845698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4.773677285004" calcext:value-type="float">
            <text:p>514.77367728500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514.962132054032" calcext:value-type="float">
            <text:p>514.9621320540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5.050343832991" calcext:value-type="float">
            <text:p>515.05034383299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5.631423687009" calcext:value-type="float">
            <text:p>515.6314236870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5.884005397005" calcext:value-type="float">
            <text:p>515.8840053970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6.197190261009" calcext:value-type="float">
            <text:p>516.1971902610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6.505211729993" calcext:value-type="float">
            <text:p>516.5052117299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6.632542398991" calcext:value-type="float">
            <text:p>516.63254239899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6.736153128004" calcext:value-type="float">
            <text:p>516.7361531280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6.761498876993" calcext:value-type="float">
            <text:p>516.7614988769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6.846817156009" calcext:value-type="float">
            <text:p>516.8468171560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6.89293567001" calcext:value-type="float">
            <text:p>516.89293567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7.122963920992" calcext:value-type="float">
            <text:p>517.1229639209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7.207941120985" calcext:value-type="float">
            <text:p>517.20794112098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7.230709879979" calcext:value-type="float">
            <text:p>517.23070987997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519.020884260011" calcext:value-type="float">
            <text:p>519.02088426001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47.504184338992" calcext:value-type="float">
            <text:p>647.5041843389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48.923446989997" calcext:value-type="float">
            <text:p>648.9234469899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49.327268230001" calcext:value-type="float">
            <text:p>649.327268230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49.737107197987" calcext:value-type="float">
            <text:p>649.73710719798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49.948116025014" calcext:value-type="float">
            <text:p>649.94811602501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0.965112842008" calcext:value-type="float">
            <text:p>650.96511284200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1.335228766984" calcext:value-type="float">
            <text:p>651.33522876698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1.468348961993" calcext:value-type="float">
            <text:p>651.4683489619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1.71712090302" calcext:value-type="float">
            <text:p>651.7171209030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2.017924746004" calcext:value-type="float">
            <text:p>652.0179247460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2.600392946013" calcext:value-type="float">
            <text:p>652.600392946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2.762281326985" calcext:value-type="float">
            <text:p>652.76228132698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3.016242957005" calcext:value-type="float">
            <text:p>653.01624295700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3.172599618993" calcext:value-type="float">
            <text:p>653.1725996189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3.445307210001" calcext:value-type="float">
            <text:p>653.445307210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3.939582847001" calcext:value-type="float">
            <text:p>653.939582847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4.774911679997" calcext:value-type="float">
            <text:p>654.7749116799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5.233793624007" calcext:value-type="float">
            <text:p>655.23379362400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6.271088948997" calcext:value-type="float">
            <text:p>656.2710889489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657.051669263019" calcext:value-type="float">
            <text:p>657.05166926301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797.617687972961" calcext:value-type="float">
            <text:p>797.61768797296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1.430778652022" calcext:value-type="float">
            <text:p>801.4307786520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4.056714863982" calcext:value-type="float">
            <text:p>804.0567148639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5.084619872039" calcext:value-type="float">
            <text:p>805.08461987203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5.232837962976" calcext:value-type="float">
            <text:p>805.23283796297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5.536765719997" calcext:value-type="float">
            <text:p>805.5367657199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5.968931368028" calcext:value-type="float">
            <text:p>805.9689313680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6.135420673993" calcext:value-type="float">
            <text:p>806.1354206739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6.307890998956" calcext:value-type="float">
            <text:p>806.3078909989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7.107514939038" calcext:value-type="float">
            <text:p>807.10751493903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7.921995613026" calcext:value-type="float">
            <text:p>807.92199561302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7.92610767798" calcext:value-type="float">
            <text:p>807.9261076779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8.790352320997" calcext:value-type="float">
            <text:p>808.7903523209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8.900889386947" calcext:value-type="float">
            <text:p>808.9008893869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8.977248780022" calcext:value-type="float">
            <text:p>808.9772487800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09.802239721001" calcext:value-type="float">
            <text:p>809.8022397210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10.528455290012" calcext:value-type="float">
            <text:p>810.52845529001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940.037275450013" calcext:value-type="float">
            <text:p>940.0372754500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953.817980321997" calcext:value-type="float">
            <text:p>953.81798032199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969.038526671997" calcext:value-type="float">
            <text:p>969.038526671997</text:p>
          </table:table-cell>
        </table:table-row>
        <table:table-row table:style-name="ro1" table:number-rows-repeated="10473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1_worst_case_analysis_2000_tasks_100_resources" table:style-name="ta1">
        <table:table-column table:style-name="co6" table:default-cell-style-name="ce15"/>
        <table:table-column table:style-name="co4" table:default-cell-style-name="ce15"/>
        <table:table-column table:style-name="co7" table:number-columns-repeated="2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row table:style-name="ro1">
          <table:table-cell table:style-name="ce17" office:value-type="string" calcext:value-type="string" table:number-columns-spanned="1" table:number-rows-spanned="2">
            <text:p>Worst Case:</text:p>
            <text:p>2000 Tasks</text:p>
          </table:table-cell>
          <table:table-cell table:style-name="ce17" office:value-type="string" calcext:value-type="string">
            <text:p>ELASTIC</text:p>
          </table:table-cell>
          <table:table-cell table:style-name="ce17" office:value-type="string" calcext:value-type="string">
            <text:p>OLAR</text:p>
          </table:table-cell>
          <table:table-cell table:style-name="ce17" office:value-type="string" calcext:value-type="string">
            <text:p>FedAECS</text:p>
          </table:table-cell>
          <table:table-cell table:style-name="ce17" office:value-type="string" calcext:value-type="string">
            <text:p>MC²MKP</text:p>
          </table:table-cell>
          <table:table-cell table:style-name="ce17" office:value-type="string" calcext:value-type="string">
            <text:p>MEC</text:p>
          </table:table-cell>
          <table:table-cell table:style-name="ce17" office:value-type="string" calcext:value-type="string">
            <text:p>ECMTC</text:p>
          </table:table-cell>
        </table:table-row>
        <table:table-row table:style-name="ro2">
          <table:covered-table-cell table:style-name="ce17"/>
          <table:table-cell table:style-name="ce17" office:value-type="string" calcext:value-type="string">
            <text:p>Execution Time</text:p>
            <text:p>(Scheduling Overhead)</text:p>
          </table:table-cell>
          <table:table-cell table:style-name="ce17" office:value-type="string" calcext:value-type="string">
            <text:p>Execution Time</text:p>
            <text:p>(Scheduling Overhead)</text:p>
          </table:table-cell>
          <table:table-cell table:style-name="ce17" office:value-type="string" calcext:value-type="string">
            <text:p>Execution Time</text:p>
            <text:p>(Scheduling Overhead)</text:p>
          </table:table-cell>
          <table:table-cell table:style-name="ce17" office:value-type="string" calcext:value-type="string">
            <text:p>Execution Time</text:p>
            <text:p>(Scheduling Overhead)</text:p>
          </table:table-cell>
          <table:table-cell table:style-name="ce17" office:value-type="string" calcext:value-type="string">
            <text:p>Execution Time</text:p>
            <text:p>(Scheduling Overhead)</text:p>
          </table:table-cell>
          <table:table-cell table:style-name="ce17" office:value-type="string" calcext:value-type="string">
            <text:p>Execution Time</text:p>
            <text:p>(Scheduling Overhead)</text:p>
          </table:table-cell>
        </table:table-row>
        <table:table-row table:style-name="ro3">
          <table:table-cell table:style-name="ce18" office:value-type="string" calcext:value-type="string" table:number-columns-spanned="1" table:number-rows-spanned="20">
            <text:p>20 Samples</text:p>
          </table:table-cell>
          <table:table-cell table:style-name="ce19" office:value-type="float" office:value="0.0274097630172037" calcext:value-type="float">
            <text:p>0.0274097630172037</text:p>
          </table:table-cell>
          <table:table-cell table:style-name="ce19" office:value-type="float" office:value="0.0615156629937701" calcext:value-type="float">
            <text:p>0.0615156629937701</text:p>
          </table:table-cell>
          <table:table-cell table:style-name="ce19" office:value-type="float" office:value="2.64425130502787" calcext:value-type="float">
            <text:p>2.64425130502787</text:p>
          </table:table-cell>
          <table:table-cell table:style-name="ce19" office:value-type="float" office:value="262.906962516019" calcext:value-type="float">
            <text:p>262.906962516019</text:p>
          </table:table-cell>
          <table:table-cell table:style-name="ce19" office:value-type="float" office:value="437.805956349999" calcext:value-type="float">
            <text:p>437.805956349999</text:p>
          </table:table-cell>
          <table:table-cell table:style-name="ce19" office:value-type="float" office:value="805.968931368028" calcext:value-type="float">
            <text:p>805.968931368028</text:p>
          </table:table-cell>
        </table:table-row>
        <table:table-row table:style-name="ro3">
          <table:covered-table-cell table:style-name="ce19"/>
          <table:table-cell table:style-name="ce19" office:value-type="float" office:value="0.0267531659919769" calcext:value-type="float">
            <text:p>0.0267531659919769</text:p>
          </table:table-cell>
          <table:table-cell table:style-name="ce19" office:value-type="float" office:value="0.0618790949811228" calcext:value-type="float">
            <text:p>0.0618790949811228</text:p>
          </table:table-cell>
          <table:table-cell table:style-name="ce19" office:value-type="float" office:value="2.64795332303038" calcext:value-type="float">
            <text:p>2.64795332303038</text:p>
          </table:table-cell>
          <table:table-cell table:style-name="ce19" office:value-type="float" office:value="268.950543365034" calcext:value-type="float">
            <text:p>268.950543365034</text:p>
          </table:table-cell>
          <table:table-cell table:style-name="ce19" office:value-type="float" office:value="444.138112820976" calcext:value-type="float">
            <text:p>444.138112820976</text:p>
          </table:table-cell>
          <table:table-cell table:style-name="ce19" office:value-type="float" office:value="807.107514939038" calcext:value-type="float">
            <text:p>807.107514939038</text:p>
          </table:table-cell>
        </table:table-row>
        <table:table-row table:style-name="ro3">
          <table:covered-table-cell table:style-name="ce19"/>
          <table:table-cell table:style-name="ce19" office:value-type="float" office:value="0.0268906510318629" calcext:value-type="float">
            <text:p>0.0268906510318629</text:p>
          </table:table-cell>
          <table:table-cell table:style-name="ce19" office:value-type="float" office:value="0.0647892719716765" calcext:value-type="float">
            <text:p>0.0647892719716765</text:p>
          </table:table-cell>
          <table:table-cell table:style-name="ce19" office:value-type="float" office:value="2.68231872702017" calcext:value-type="float">
            <text:p>2.68231872702017</text:p>
          </table:table-cell>
          <table:table-cell table:style-name="ce19" office:value-type="float" office:value="272.017685435014" calcext:value-type="float">
            <text:p>272.017685435014</text:p>
          </table:table-cell>
          <table:table-cell table:style-name="ce19" office:value-type="float" office:value="435.657187753997" calcext:value-type="float">
            <text:p>435.657187753997</text:p>
          </table:table-cell>
          <table:table-cell table:style-name="ce19" office:value-type="float" office:value="953.817980321997" calcext:value-type="float">
            <text:p>953.817980321997</text:p>
          </table:table-cell>
        </table:table-row>
        <table:table-row table:style-name="ro3">
          <table:covered-table-cell table:style-name="ce19"/>
          <table:table-cell table:style-name="ce19" office:value-type="float" office:value="0.0308017889619805" calcext:value-type="float">
            <text:p>0.0308017889619805</text:p>
          </table:table-cell>
          <table:table-cell table:style-name="ce19" office:value-type="float" office:value="0.0668430450023152" calcext:value-type="float">
            <text:p>0.0668430450023152</text:p>
          </table:table-cell>
          <table:table-cell table:style-name="ce19" office:value-type="float" office:value="3.52817140799016" calcext:value-type="float">
            <text:p>3.52817140799016</text:p>
          </table:table-cell>
          <table:table-cell table:style-name="ce19" office:value-type="float" office:value="314.305902838009" calcext:value-type="float">
            <text:p>314.305902838009</text:p>
          </table:table-cell>
          <table:table-cell table:style-name="ce19" office:value-type="float" office:value="504.347706364992" calcext:value-type="float">
            <text:p>504.347706364992</text:p>
          </table:table-cell>
          <table:table-cell table:style-name="ce19" office:value-type="float" office:value="940.037275450013" calcext:value-type="float">
            <text:p>940.037275450013</text:p>
          </table:table-cell>
        </table:table-row>
        <table:table-row table:style-name="ro3">
          <table:covered-table-cell table:style-name="ce19"/>
          <table:table-cell table:style-name="ce19" office:value-type="float" office:value="0.0302059110254049" calcext:value-type="float">
            <text:p>0.0302059110254049</text:p>
          </table:table-cell>
          <table:table-cell table:style-name="ce19" office:value-type="float" office:value="0.0727465960080735" calcext:value-type="float">
            <text:p>0.0727465960080735</text:p>
          </table:table-cell>
          <table:table-cell table:style-name="ce19" office:value-type="float" office:value="3.56579852098366" calcext:value-type="float">
            <text:p>3.56579852098366</text:p>
          </table:table-cell>
          <table:table-cell table:style-name="ce19" office:value-type="float" office:value="304.869350999012" calcext:value-type="float">
            <text:p>304.869350999012</text:p>
          </table:table-cell>
          <table:table-cell table:style-name="ce19" office:value-type="float" office:value="514.962132054032" calcext:value-type="float">
            <text:p>514.962132054032</text:p>
          </table:table-cell>
          <table:table-cell table:style-name="ce19" office:value-type="float" office:value="969.038526671997" calcext:value-type="float">
            <text:p>969.038526671997</text:p>
          </table:table-cell>
        </table:table-row>
        <table:table-row table:style-name="ro3">
          <table:covered-table-cell table:style-name="ce19"/>
          <table:table-cell table:style-name="ce19" office:value-type="float" office:value="0.0292704459861852" calcext:value-type="float">
            <text:p>0.0292704459861852</text:p>
          </table:table-cell>
          <table:table-cell table:style-name="ce19" office:value-type="float" office:value="0.0621552510419861" calcext:value-type="float">
            <text:p>0.0621552510419861</text:p>
          </table:table-cell>
          <table:table-cell table:style-name="ce19" office:value-type="float" office:value="2.69401103298878" calcext:value-type="float">
            <text:p>2.69401103298878</text:p>
          </table:table-cell>
          <table:table-cell table:style-name="ce19" office:value-type="float" office:value="269.51551331504" calcext:value-type="float">
            <text:p>269.51551331504</text:p>
          </table:table-cell>
          <table:table-cell table:style-name="ce19" office:value-type="float" office:value="446.843139688019" calcext:value-type="float">
            <text:p>446.843139688019</text:p>
          </table:table-cell>
          <table:table-cell table:style-name="ce19" office:value-type="float" office:value="807.921995613026" calcext:value-type="float">
            <text:p>807.921995613026</text:p>
          </table:table-cell>
        </table:table-row>
        <table:table-row table:style-name="ro3">
          <table:covered-table-cell table:style-name="ce19"/>
          <table:table-cell table:style-name="ce19" office:value-type="float" office:value="0.0268477069912478" calcext:value-type="float">
            <text:p>0.0268477069912478</text:p>
          </table:table-cell>
          <table:table-cell table:style-name="ce19" office:value-type="float" office:value="0.0609827730222605" calcext:value-type="float">
            <text:p>0.0609827730222605</text:p>
          </table:table-cell>
          <table:table-cell table:style-name="ce19" office:value-type="float" office:value="2.77689582895255" calcext:value-type="float">
            <text:p>2.77689582895255</text:p>
          </table:table-cell>
          <table:table-cell table:style-name="ce19" office:value-type="float" office:value="266.349254508968" calcext:value-type="float">
            <text:p>266.349254508968</text:p>
          </table:table-cell>
          <table:table-cell table:style-name="ce19" office:value-type="float" office:value="446.365710515005" calcext:value-type="float">
            <text:p>446.365710515005</text:p>
          </table:table-cell>
          <table:table-cell table:style-name="ce19" office:value-type="float" office:value="808.977248780022" calcext:value-type="float">
            <text:p>808.977248780022</text:p>
          </table:table-cell>
        </table:table-row>
        <table:table-row table:style-name="ro3">
          <table:covered-table-cell table:style-name="ce19"/>
          <table:table-cell table:style-name="ce19" office:value-type="float" office:value="0.0268637400004081" calcext:value-type="float">
            <text:p>0.0268637400004081</text:p>
          </table:table-cell>
          <table:table-cell table:style-name="ce19" office:value-type="float" office:value="0.0631356380181387" calcext:value-type="float">
            <text:p>0.0631356380181387</text:p>
          </table:table-cell>
          <table:table-cell table:style-name="ce19" office:value-type="float" office:value="2.66277184896171" calcext:value-type="float">
            <text:p>2.66277184896171</text:p>
          </table:table-cell>
          <table:table-cell table:style-name="ce19" office:value-type="float" office:value="269.250245324045" calcext:value-type="float">
            <text:p>269.250245324045</text:p>
          </table:table-cell>
          <table:table-cell table:style-name="ce19" office:value-type="float" office:value="437.438848730002" calcext:value-type="float">
            <text:p>437.438848730002</text:p>
          </table:table-cell>
          <table:table-cell table:style-name="ce19" office:value-type="float" office:value="804.056714863982" calcext:value-type="float">
            <text:p>804.056714863982</text:p>
          </table:table-cell>
        </table:table-row>
        <table:table-row table:style-name="ro3">
          <table:covered-table-cell table:style-name="ce19"/>
          <table:table-cell table:style-name="ce19" office:value-type="float" office:value="0.0281020529801026" calcext:value-type="float">
            <text:p>0.0281020529801026</text:p>
          </table:table-cell>
          <table:table-cell table:style-name="ce19" office:value-type="float" office:value="0.0696527669788338" calcext:value-type="float">
            <text:p>0.0696527669788338</text:p>
          </table:table-cell>
          <table:table-cell table:style-name="ce19" office:value-type="float" office:value="2.70169760199497" calcext:value-type="float">
            <text:p>2.70169760199497</text:p>
          </table:table-cell>
          <table:table-cell table:style-name="ce19" office:value-type="float" office:value="265.003322177043" calcext:value-type="float">
            <text:p>265.003322177043</text:p>
          </table:table-cell>
          <table:table-cell table:style-name="ce19" office:value-type="float" office:value="432.094342914992" calcext:value-type="float">
            <text:p>432.094342914992</text:p>
          </table:table-cell>
          <table:table-cell table:style-name="ce19" office:value-type="float" office:value="807.92610767798" calcext:value-type="float">
            <text:p>807.92610767798</text:p>
          </table:table-cell>
        </table:table-row>
        <table:table-row table:style-name="ro3">
          <table:covered-table-cell table:style-name="ce19"/>
          <table:table-cell table:style-name="ce19" office:value-type="float" office:value="0.027191100991331" calcext:value-type="float">
            <text:p>0.027191100991331</text:p>
          </table:table-cell>
          <table:table-cell table:style-name="ce19" office:value-type="float" office:value="0.0624890920007601" calcext:value-type="float">
            <text:p>0.0624890920007601</text:p>
          </table:table-cell>
          <table:table-cell table:style-name="ce19" office:value-type="float" office:value="2.68543660698924" calcext:value-type="float">
            <text:p>2.68543660698924</text:p>
          </table:table-cell>
          <table:table-cell table:style-name="ce19" office:value-type="float" office:value="260.64357253199" calcext:value-type="float">
            <text:p>260.64357253199</text:p>
          </table:table-cell>
          <table:table-cell table:style-name="ce19" office:value-type="float" office:value="443.317333140993" calcext:value-type="float">
            <text:p>443.317333140993</text:p>
          </table:table-cell>
          <table:table-cell table:style-name="ce19" office:value-type="float" office:value="797.617687972961" calcext:value-type="float">
            <text:p>797.617687972961</text:p>
          </table:table-cell>
        </table:table-row>
        <table:table-row table:style-name="ro3">
          <table:covered-table-cell table:style-name="ce19"/>
          <table:table-cell table:style-name="ce19" office:value-type="float" office:value="0.0267493519932032" calcext:value-type="float">
            <text:p>0.0267493519932032</text:p>
          </table:table-cell>
          <table:table-cell table:style-name="ce19" office:value-type="float" office:value="0.0620042439550161" calcext:value-type="float">
            <text:p>0.0620042439550161</text:p>
          </table:table-cell>
          <table:table-cell table:style-name="ce19" office:value-type="float" office:value="2.69740056101" calcext:value-type="float">
            <text:p>2.69740056101</text:p>
          </table:table-cell>
          <table:table-cell table:style-name="ce19" office:value-type="float" office:value="262.95113647799" calcext:value-type="float">
            <text:p>262.95113647799</text:p>
          </table:table-cell>
          <table:table-cell table:style-name="ce19" office:value-type="float" office:value="437.766916552966" calcext:value-type="float">
            <text:p>437.766916552966</text:p>
          </table:table-cell>
          <table:table-cell table:style-name="ce19" office:value-type="float" office:value="805.084619872039" calcext:value-type="float">
            <text:p>805.084619872039</text:p>
          </table:table-cell>
        </table:table-row>
        <table:table-row table:style-name="ro3">
          <table:covered-table-cell table:style-name="ce19"/>
          <table:table-cell table:style-name="ce19" office:value-type="float" office:value="0.0272991909878328" calcext:value-type="float">
            <text:p>0.0272991909878328</text:p>
          </table:table-cell>
          <table:table-cell table:style-name="ce19" office:value-type="float" office:value="0.0646730769658461" calcext:value-type="float">
            <text:p>0.0646730769658461</text:p>
          </table:table-cell>
          <table:table-cell table:style-name="ce19" office:value-type="float" office:value="2.68898208602332" calcext:value-type="float">
            <text:p>2.68898208602332</text:p>
          </table:table-cell>
          <table:table-cell table:style-name="ce19" office:value-type="float" office:value="264.542184869002" calcext:value-type="float">
            <text:p>264.542184869002</text:p>
          </table:table-cell>
          <table:table-cell table:style-name="ce19" office:value-type="float" office:value="435.638153642998" calcext:value-type="float">
            <text:p>435.638153642998</text:p>
          </table:table-cell>
          <table:table-cell table:style-name="ce19" office:value-type="float" office:value="801.430778652022" calcext:value-type="float">
            <text:p>801.430778652022</text:p>
          </table:table-cell>
        </table:table-row>
        <table:table-row table:style-name="ro3">
          <table:covered-table-cell table:style-name="ce19"/>
          <table:table-cell table:style-name="ce19" office:value-type="float" office:value="0.0272083830204792" calcext:value-type="float">
            <text:p>0.0272083830204792</text:p>
          </table:table-cell>
          <table:table-cell table:style-name="ce19" office:value-type="float" office:value="0.0642356819589622" calcext:value-type="float">
            <text:p>0.0642356819589622</text:p>
          </table:table-cell>
          <table:table-cell table:style-name="ce19" office:value-type="float" office:value="2.67216484999517" calcext:value-type="float">
            <text:p>2.67216484999517</text:p>
          </table:table-cell>
          <table:table-cell table:style-name="ce19" office:value-type="float" office:value="264.598759734014" calcext:value-type="float">
            <text:p>264.598759734014</text:p>
          </table:table-cell>
          <table:table-cell table:style-name="ce19" office:value-type="float" office:value="443.251211668015" calcext:value-type="float">
            <text:p>443.251211668015</text:p>
          </table:table-cell>
          <table:table-cell table:style-name="ce19" office:value-type="float" office:value="805.232837962976" calcext:value-type="float">
            <text:p>805.232837962976</text:p>
          </table:table-cell>
        </table:table-row>
        <table:table-row table:style-name="ro3">
          <table:covered-table-cell table:style-name="ce19"/>
          <table:table-cell table:style-name="ce19" office:value-type="float" office:value="0.027638501022011" calcext:value-type="float">
            <text:p>0.027638501022011</text:p>
          </table:table-cell>
          <table:table-cell table:style-name="ce19" office:value-type="float" office:value="0.0617074450128712" calcext:value-type="float">
            <text:p>0.0617074450128712</text:p>
          </table:table-cell>
          <table:table-cell table:style-name="ce19" office:value-type="float" office:value="2.68613204400754" calcext:value-type="float">
            <text:p>2.68613204400754</text:p>
          </table:table-cell>
          <table:table-cell table:style-name="ce19" office:value-type="float" office:value="262.780841704982" calcext:value-type="float">
            <text:p>262.780841704982</text:p>
          </table:table-cell>
          <table:table-cell table:style-name="ce19" office:value-type="float" office:value="447.552818320983" calcext:value-type="float">
            <text:p>447.552818320983</text:p>
          </table:table-cell>
          <table:table-cell table:style-name="ce19" office:value-type="float" office:value="809.802239721001" calcext:value-type="float">
            <text:p>809.802239721001</text:p>
          </table:table-cell>
        </table:table-row>
        <table:table-row table:style-name="ro3">
          <table:covered-table-cell table:style-name="ce19"/>
          <table:table-cell table:style-name="ce19" office:value-type="float" office:value="0.0263514899997972" calcext:value-type="float">
            <text:p>0.0263514899997972</text:p>
          </table:table-cell>
          <table:table-cell table:style-name="ce19" office:value-type="float" office:value="0.0617221900029108" calcext:value-type="float">
            <text:p>0.0617221900029108</text:p>
          </table:table-cell>
          <table:table-cell table:style-name="ce19" office:value-type="float" office:value="2.6958721280098" calcext:value-type="float">
            <text:p>2.6958721280098</text:p>
          </table:table-cell>
          <table:table-cell table:style-name="ce19" office:value-type="float" office:value="263.233032329998" calcext:value-type="float">
            <text:p>263.233032329998</text:p>
          </table:table-cell>
          <table:table-cell table:style-name="ce19" office:value-type="float" office:value="436.954619101016" calcext:value-type="float">
            <text:p>436.954619101016</text:p>
          </table:table-cell>
          <table:table-cell table:style-name="ce19" office:value-type="float" office:value="808.900889386947" calcext:value-type="float">
            <text:p>808.900889386947</text:p>
          </table:table-cell>
        </table:table-row>
        <table:table-row table:style-name="ro3">
          <table:covered-table-cell table:style-name="ce19"/>
          <table:table-cell table:style-name="ce19" office:value-type="float" office:value="0.0288378240074962" calcext:value-type="float">
            <text:p>0.0288378240074962</text:p>
          </table:table-cell>
          <table:table-cell table:style-name="ce19" office:value-type="float" office:value="0.0687422810005955" calcext:value-type="float">
            <text:p>0.0687422810005955</text:p>
          </table:table-cell>
          <table:table-cell table:style-name="ce19" office:value-type="float" office:value="2.72338680195389" calcext:value-type="float">
            <text:p>2.72338680195389</text:p>
          </table:table-cell>
          <table:table-cell table:style-name="ce19" office:value-type="float" office:value="269.366181776975" calcext:value-type="float">
            <text:p>269.366181776975</text:p>
          </table:table-cell>
          <table:table-cell table:style-name="ce19" office:value-type="float" office:value="439.222051170014" calcext:value-type="float">
            <text:p>439.222051170014</text:p>
          </table:table-cell>
          <table:table-cell table:style-name="ce19" office:value-type="float" office:value="806.307890998956" calcext:value-type="float">
            <text:p>806.307890998956</text:p>
          </table:table-cell>
        </table:table-row>
        <table:table-row table:style-name="ro3">
          <table:covered-table-cell table:style-name="ce19"/>
          <table:table-cell table:style-name="ce19" office:value-type="float" office:value="0.0278858820092864" calcext:value-type="float">
            <text:p>0.0278858820092864</text:p>
          </table:table-cell>
          <table:table-cell table:style-name="ce19" office:value-type="float" office:value="0.0638439530157484" calcext:value-type="float">
            <text:p>0.0638439530157484</text:p>
          </table:table-cell>
          <table:table-cell table:style-name="ce19" office:value-type="float" office:value="2.6797689209925" calcext:value-type="float">
            <text:p>2.6797689209925</text:p>
          </table:table-cell>
          <table:table-cell table:style-name="ce19" office:value-type="float" office:value="265.681963767973" calcext:value-type="float">
            <text:p>265.681963767973</text:p>
          </table:table-cell>
          <table:table-cell table:style-name="ce19" office:value-type="float" office:value="437.330004815012" calcext:value-type="float">
            <text:p>437.330004815012</text:p>
          </table:table-cell>
          <table:table-cell table:style-name="ce19" office:value-type="float" office:value="808.790352320997" calcext:value-type="float">
            <text:p>808.790352320997</text:p>
          </table:table-cell>
        </table:table-row>
        <table:table-row table:style-name="ro3">
          <table:covered-table-cell table:style-name="ce19"/>
          <table:table-cell table:style-name="ce19" office:value-type="float" office:value="0.0272156600258313" calcext:value-type="float">
            <text:p>0.0272156600258313</text:p>
          </table:table-cell>
          <table:table-cell table:style-name="ce19" office:value-type="float" office:value="0.0639307069941424" calcext:value-type="float">
            <text:p>0.0639307069941424</text:p>
          </table:table-cell>
          <table:table-cell table:style-name="ce19" office:value-type="float" office:value="2.67635229701409" calcext:value-type="float">
            <text:p>2.67635229701409</text:p>
          </table:table-cell>
          <table:table-cell table:style-name="ce19" office:value-type="float" office:value="269.078355600999" calcext:value-type="float">
            <text:p>269.078355600999</text:p>
          </table:table-cell>
          <table:table-cell table:style-name="ce19" office:value-type="float" office:value="451.111429251963" calcext:value-type="float">
            <text:p>451.111429251963</text:p>
          </table:table-cell>
          <table:table-cell table:style-name="ce19" office:value-type="float" office:value="810.528455290012" calcext:value-type="float">
            <text:p>810.528455290012</text:p>
          </table:table-cell>
        </table:table-row>
        <table:table-row table:style-name="ro3">
          <table:covered-table-cell table:style-name="ce19"/>
          <table:table-cell table:style-name="ce19" office:value-type="float" office:value="0.0269767899881117" calcext:value-type="float">
            <text:p>0.0269767899881117</text:p>
          </table:table-cell>
          <table:table-cell table:style-name="ce19" office:value-type="float" office:value="0.0647126249969006" calcext:value-type="float">
            <text:p>0.0647126249969006</text:p>
          </table:table-cell>
          <table:table-cell table:style-name="ce19" office:value-type="float" office:value="2.70826369500719" calcext:value-type="float">
            <text:p>2.70826369500719</text:p>
          </table:table-cell>
          <table:table-cell table:style-name="ce19" office:value-type="float" office:value="262.575890676992" calcext:value-type="float">
            <text:p>262.575890676992</text:p>
          </table:table-cell>
          <table:table-cell table:style-name="ce19" office:value-type="float" office:value="437.297306208988" calcext:value-type="float">
            <text:p>437.297306208988</text:p>
          </table:table-cell>
          <table:table-cell table:style-name="ce19" office:value-type="float" office:value="805.536765719997" calcext:value-type="float">
            <text:p>805.536765719997</text:p>
          </table:table-cell>
        </table:table-row>
        <table:table-row table:style-name="ro3">
          <table:covered-table-cell table:style-name="ce19"/>
          <table:table-cell table:style-name="ce19" office:value-type="float" office:value="0.0263137550209649" calcext:value-type="float">
            <text:p>0.0263137550209649</text:p>
          </table:table-cell>
          <table:table-cell table:style-name="ce19" office:value-type="float" office:value="0.0611459910287522" calcext:value-type="float">
            <text:p>0.0611459910287522</text:p>
          </table:table-cell>
          <table:table-cell table:style-name="ce19" office:value-type="float" office:value="2.69401361199562" calcext:value-type="float">
            <text:p>2.69401361199562</text:p>
          </table:table-cell>
          <table:table-cell table:style-name="ce19" office:value-type="float" office:value="269.164398606983" calcext:value-type="float">
            <text:p>269.164398606983</text:p>
          </table:table-cell>
          <table:table-cell table:style-name="ce19" office:value-type="float" office:value="435.140435378999" calcext:value-type="float">
            <text:p>435.140435378999</text:p>
          </table:table-cell>
          <table:table-cell table:style-name="ce19" office:value-type="float" office:value="806.135420673993" calcext:value-type="float">
            <text:p>806.135420673993</text:p>
          </table:table-cell>
        </table:table-row>
        <table:table-row table:style-name="ro2">
          <table:table-cell table:style-name="ce18" office:value-type="string" calcext:value-type="string">
            <text:p>Number of Measurements</text:p>
            <text:p>Per Sample</text:p>
          </table:table-cell>
          <table:table-cell table:number-columns-repeated="6" table:style-name="ce19" office:value-type="float" office:value="5" calcext:value-type="float">
            <text:p>5</text:p>
          </table:table-cell>
        </table:table-row>
        <table:table-row table:style-name="ro1">
          <table:table-cell table:style-name="ce18" office:value-type="string" calcext:value-type="string">
            <text:p>Min</text:p>
          </table:table-cell>
          <table:table-cell table:style-name="ce18" table:formula="of:=MIN([.B3:.B22])/[.B23]" office:value-type="float" office:value="0.00526275100419298" calcext:value-type="float">
            <text:p>0.00526275100419298</text:p>
          </table:table-cell>
          <table:table-cell table:style-name="ce18" table:formula="of:=MIN([.C3:.C22])/[.C23]" office:value-type="float" office:value="0.0121965546044521" calcext:value-type="float">
            <text:p>0.0121965546044521</text:p>
          </table:table-cell>
          <table:table-cell table:style-name="ce18" table:formula="of:=MIN([.D3:.D22])/[.D23]" office:value-type="float" office:value="0.528850261005574" calcext:value-type="float">
            <text:p>0.528850261005574</text:p>
          </table:table-cell>
          <table:table-cell table:style-name="ce18" table:formula="of:=MIN([.E3:.E22])/[.E23]" office:value-type="float" office:value="52.128714506398" calcext:value-type="float">
            <text:p>52.128714506398</text:p>
          </table:table-cell>
          <table:table-cell table:style-name="ce18" table:formula="of:=MIN([.F3:.F22])/[.F23]" office:value-type="float" office:value="86.4188685829984" calcext:value-type="float">
            <text:p>86.4188685829984</text:p>
          </table:table-cell>
          <table:table-cell table:style-name="ce18" table:formula="of:=MIN([.G3:.G22])/[.G23]" office:value-type="float" office:value="159.523537594592" calcext:value-type="float">
            <text:p>159.523537594592</text:p>
          </table:table-cell>
        </table:table-row>
        <table:table-row table:style-name="ro1">
          <table:table-cell table:style-name="ce18" office:value-type="string" calcext:value-type="string">
            <text:p>Max</text:p>
          </table:table-cell>
          <table:table-cell table:style-name="ce20" table:formula="of:=MAX([.B3:.B22])/[.B23]" office:value-type="float" office:value="0.0061603577923961" calcext:value-type="float">
            <text:p>0.0061603577923961</text:p>
          </table:table-cell>
          <table:table-cell table:style-name="ce20" table:formula="of:=MAX([.C3:.C22])/[.C23]" office:value-type="float" office:value="0.0145493192016147" calcext:value-type="float">
            <text:p>0.0145493192016147</text:p>
          </table:table-cell>
          <table:table-cell table:style-name="ce20" table:formula="of:=MAX([.D3:.D22])/[.D23]" office:value-type="float" office:value="0.713159704196732" calcext:value-type="float">
            <text:p>0.7131597041967320</text:p>
          </table:table-cell>
          <table:table-cell table:style-name="ce20" table:formula="of:=MAX([.E3:.E22])/[.E23]" office:value-type="float" office:value="62.8611805676018" calcext:value-type="float">
            <text:p>62.8611805676018000</text:p>
          </table:table-cell>
          <table:table-cell table:style-name="ce20" table:formula="of:=MAX([.F3:.F22])/[.F23]" office:value-type="float" office:value="102.992426410806" calcext:value-type="float">
            <text:p>102.9924264108060000</text:p>
          </table:table-cell>
          <table:table-cell table:style-name="ce20" table:formula="of:=MAX([.G3:.G22])/[.G23]" office:value-type="float" office:value="193.807705334399" calcext:value-type="float">
            <text:p>193.8077053343990000</text:p>
          </table:table-cell>
        </table:table-row>
        <table:table-row table:style-name="ro1">
          <table:table-cell table:style-name="ce14" table:number-columns-repeated="7"/>
        </table:table-row>
        <table:table-row table:style-name="ro4">
          <table:table-cell table:style-name="ce14"/>
          <table:table-cell table:style-name="ce21" table:number-columns-repeated="2"/>
          <table:table-cell table:style-name="ce22"/>
          <table:table-cell table:style-name="ce23" office:value-type="string" calcext:value-type="string">
            <text:p><text:span text:style-name="T5">Difference in Seconds Relative to MC²MKP</text:span>:</text:p>
          </table:table-cell>
          <table:table-cell table:style-name="ce24" table:formula="of:=[.F25]-[.E25]" office:value-type="float" office:value="40.1312458432046" calcext:value-type="float">
            <text:p>40.13</text:p>
          </table:table-cell>
          <table:table-cell table:style-name="ce24" table:formula="of:=[.G25]-[.E25]" office:value-type="float" office:value="130.946524766798" calcext:value-type="float">
            <text:p>130.95</text:p>
          </table:table-cell>
        </table:table-row>
        <table:table-row table:style-name="ro2">
          <table:table-cell table:style-name="ce14"/>
          <table:table-cell table:style-name="ce21" table:number-columns-repeated="2"/>
          <table:table-cell table:style-name="ce22"/>
          <table:table-cell table:style-name="ce23" office:value-type="string" calcext:value-type="string">
            <text:p><text:span text:style-name="T6">Percentage Difference (Gap) Relative to MC²MKP:</text:span></text:p>
          </table:table-cell>
          <table:table-cell table:style-name="ce24" table:formula="of:=(([.F25]-[.E25])/[.E25])*100" office:value-type="float" office:value="63.8410629276154" calcext:value-type="float">
            <text:p>63.84</text:p>
          </table:table-cell>
          <table:table-cell table:style-name="ce24" table:formula="of:=(([.G25]-[.E25])/[.E25])*100" office:value-type="float" office:value="208.310635569397" calcext:value-type="float">
            <text:p>208.31</text:p>
          </table:table-cell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linear_costs_fixed_resources_timing_experiment_results.A1:linear_costs_fixed_resources_timing_experiment_results.B12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6" number:min-decimal-places="16" number:min-integer-digits="1"/>
    </number:number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3:59:06.5911445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  <dc:date>2024-02-22T13:55:51.783181379</dc:date>
    <meta:editing-duration>PT31M56S</meta:editing-duration>
    <meta:editing-cycles>23</meta:editing-cycles>
    <meta:document-statistic meta:table-count="2" meta:cell-count="4965" meta:object-count="0"/>
  </office:meta>
</office:document-meta>
</file>